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>
      <style:table-cell-properties fo:border="thin solid #000000" style:vertical-align="middle" fo:background-color="#FFC000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000000" style:vertical-align="middle" fo:background-color="#A9D08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</style:style>
    <style:style style:name="ce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</style:style>
    <style:style style:name="ce8" style:family="table-cell" style:parent-style-name="Default" style:data-style-name="N36">
      <style:table-cell-properties fo:border="thin solid #000000" style:vertical-align="middle" fo:background-color="#8EA9DB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000000" style:vertical-align="middle" fo:background-color="#00B0F0" style:repeat-content="false"/>
      <style:paragraph-properties fo:text-align="center"/>
    </style:style>
    <style:style style:name="ce10" style:family="table-cell" style:parent-style-name="Default" style:data-style-name="N36">
      <style:table-cell-properties fo:border="thin solid #000000" style:vertical-align="middle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00B0F0"/>
    </style:style>
    <style:style style:name="ce12" style:family="table-cell" style:parent-style-name="Default" style:data-style-name="N0">
      <style:table-cell-properties fo:border-top="thin solid #000000" fo:border-bottom="thin solid #D9D9D9" fo:border-left="none" fo:border-right="none"/>
    </style:style>
    <style:style style:name="ce13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00B0F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D9D9D9" fo:background-color="#FFFFFF"/>
    </style:style>
    <style:style style:name="ce16" style:family="table-cell" style:parent-style-name="Default" style:data-style-name="N0">
      <style:table-cell-properties fo:border-top="thin solid #D9D9D9" fo:border-bottom="none" fo:border-left="thin solid #D9D9D9" fo:border-right="thin solid #D9D9D9"/>
    </style:style>
    <style:style style:name="ce17" style:family="table-cell" style:parent-style-name="Default" style:data-style-name="N0">
      <style:table-cell-properties fo:border-top="thin solid #D9D9D9" fo:border-bottom="none" fo:border-left="none" fo:border-right="none"/>
    </style:style>
    <style:style style:name="ce18" style:family="table-cell" style:parent-style-name="Default" style:data-style-name="N0">
      <style:table-cell-properties fo:border-top="thin solid #D9D9D9" fo:border-bottom="none" fo:border-left="none" fo:border-right="thin solid #D9D9D9"/>
    </style:style>
    <style:style style:name="ce19" style:family="table-cell" style:parent-style-name="Default" style:data-style-name="N0">
      <style:table-cell-properties fo:border-top="none" fo:border-bottom="none" fo:border-left="thin solid #D9D9D9" fo:border-right="thin solid #D9D9D9"/>
    </style:style>
    <style:style style:name="ce2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D9D9D9"/>
    </style:style>
    <style:style style:name="ce22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23" style:family="table-cell" style:parent-style-name="Default" style:data-style-name="N37">
      <style:table-cell-properties fo:border="thin solid #000000" style:vertical-align="middle" fo:background-color="#FFFF00" style:repeat-content="false"/>
      <style:paragraph-properties fo:text-align="center"/>
    </style:style>
    <style:style style:name="ce24" style:family="table-cell" style:parent-style-name="Default" style:data-style-name="N36">
      <style:table-cell-properties fo:border-top="none" fo:border-bottom="none" fo:border-left="none" fo:border-right="thin solid #D9D9D9" style:vertical-align="middle" fo:background-color="#FFFFFF" style:repeat-content="false"/>
      <style:paragraph-properties fo:text-align="center"/>
    </style:style>
    <style:style style:name="ce25" style:family="table-cell" style:parent-style-name="Default" style:data-style-name="N36">
      <style:table-cell-properties fo:border-top="none" fo:border-bottom="thin solid #D9D9D9" fo:border-left="thin solid #D9D9D9" fo:border-right="thin solid #D9D9D9" style:vertical-align="middle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D9D9D9" fo:border-left="thin solid #D9D9D9" fo:border-right="thin solid #D9D9D9" fo:background-color="#FFFFFF"/>
    </style:style>
    <style:style style:name="ce27" style:family="table-cell" style:parent-style-name="Default" style:data-style-name="N0">
      <style:table-cell-properties fo:border-top="none" fo:border-bottom="thin solid #D9D9D9" fo:border-left="none" fo:border-right="none"/>
    </style:style>
    <style:style style:name="ce28" style:family="table-cell" style:parent-style-name="Default" style:data-style-name="N0">
      <style:table-cell-properties fo:border-top="thin solid #D9D9D9" fo:border-bottom="none" fo:border-left="thin solid #D9D9D9" fo:border-right="thin solid #D9D9D9" fo:background-color="#FFFFFF"/>
    </style:style>
    <style:style style:name="ce29" style:family="table-cell" style:parent-style-name="Default" style:data-style-name="N0">
      <style:table-cell-properties fo:border-top="thin solid #D9D9D9" fo:border-bottom="thin solid #D9D9D9" fo:border-left="thin solid #D9D9D9" fo:border-right="none" fo:background-color="#FFFFFF"/>
    </style:style>
    <style:style style:name="ce3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8EA9DB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none" fo:border-right="none" style:vertical-align="middle" fo:background-color="#FFFFFF" style:repeat-content="false"/>
      <style:paragraph-properties fo:text-align="center"/>
    </style:style>
    <style:style style:name="ce32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8EA9DB" style:repeat-content="false"/>
      <style:paragraph-properties fo:text-align="center"/>
    </style:style>
    <style:style style:name="ce3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A9D08E" style:repeat-content="false"/>
      <style:paragraph-properties fo:text-align="center"/>
    </style:style>
    <style:style style:name="ce34" style:family="table-cell" style:parent-style-name="Default" style:data-style-name="N36">
      <style:table-cell-properties fo:border-top="none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none" fo:border-bottom="thin solid #000000" fo:border-left="none" fo:border-right="thin solid #000000" style:vertical-align="middle" fo:background-color="#8EA9DB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D9D9D9" fo:border-left="thin solid #D9D9D9" fo:border-right="thin solid #D9D9D9"/>
    </style:style>
    <style:style style:name="ce37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8EA9DB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00B0F0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</style:style>
    <style:style style:name="ce41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42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45" style:family="table-cell" style:parent-style-name="Default" style:data-style-name="N36">
      <style:table-cell-properties fo:border="thin solid #000000" style:vertical-align="middle" fo:background-color="#00B0F0" style:repeat-content="false"/>
      <style:paragraph-properties fo:text-align="center"/>
    </style:style>
    <style:style style:name="ce46" style:family="table-cell" style:parent-style-name="Default" style:data-style-name="N36">
      <style:table-cell-properties fo:border="thin solid #000000" style:vertical-align="middle" fo:background-color="#FFFF00" style:repeat-content="false"/>
      <style:paragraph-properties fo:text-align="center"/>
    </style:style>
    <style:style style:name="ce47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2.883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nal1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2" table:number-columns-repeated="16370" table:default-cell-style-name="ce1"/>
        <table:table-row table:style-name="ro1">
          <table:table-cell table:style-name="ce2"/>
          <table:table-cell office:value-type="string" table:style-name="ce2">
            <text:p>Probabilidades de Entrada</text:p>
          </table:table-cell>
          <table:table-cell table:number-columns-repeated="1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1) =</text:p>
          </table:table-cell>
          <table:table-cell office:value-type="float" office:value="0.05" table:style-name="ce4">
            <text:p>0,050</text:p>
          </table:table-cell>
          <table:table-cell table:style-name="ce2"/>
          <table:table-cell office:value-type="string" table:style-name="ce3">
            <text:p>I (S1) =</text:p>
          </table:table-cell>
          <table:table-cell office:value-type="float" office:value="4.3219280948873626" table:formula="of:=IF([.C2]=0;0;-1*LOG([.C2];2))" table:style-name="ce4">
            <text:p>4,322</text:p>
          </table:table-cell>
          <table:table-cell table:style-name="ce2"/>
          <table:table-cell office:value-type="string" table:style-name="ce3">
            <text:p>P(B1) =</text:p>
          </table:table-cell>
          <table:table-cell office:value-type="float" office:value="0.32" table:formula="of:=SUMPRODUCT([.C11:.C16];[.C2:.C7])" table:style-name="ce4">
            <text:p>0,320</text:p>
          </table:table-cell>
          <table:table-cell table:style-name="ce5"/>
          <table:table-cell office:value-type="string" table:style-name="ce3">
            <text:p>I (B1) =</text:p>
          </table:table-cell>
          <table:table-cell office:value-type="float" office:value="1.6438561897747248" table:formula="of:=IF([.I2]=0;0;-1*LOG([.I2];2))" table:style-name="ce4">
            <text:p>1,644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2) =</text:p>
          </table:table-cell>
          <table:table-cell office:value-type="float" office:value="0.2" table:style-name="ce4">
            <text:p>0,200</text:p>
          </table:table-cell>
          <table:table-cell table:style-name="ce2"/>
          <table:table-cell office:value-type="string" table:style-name="ce3">
            <text:p>I (S2) =</text:p>
          </table:table-cell>
          <table:table-cell office:value-type="float" office:value="2.3219280948873622" table:formula="of:=IF([.C3]=0;0;-1*LOG([.C3];2))" table:style-name="ce4">
            <text:p>2,322</text:p>
          </table:table-cell>
          <table:table-cell table:style-name="ce2"/>
          <table:table-cell office:value-type="string" table:style-name="ce3">
            <text:p>P(B2) =</text:p>
          </table:table-cell>
          <table:table-cell office:value-type="float" office:value="0.375" table:formula="of:=SUMPRODUCT([.D11:.D16];[.C2:.C7])" table:style-name="ce4">
            <text:p>0,375</text:p>
          </table:table-cell>
          <table:table-cell table:style-name="ce5"/>
          <table:table-cell office:value-type="string" table:style-name="ce3">
            <text:p>I (B2) =</text:p>
          </table:table-cell>
          <table:table-cell office:value-type="float" office:value="1.4150374992788437" table:formula="of:=IF([.I3]=0;0;-1*LOG([.I3];2))" table:style-name="ce4">
            <text:p>1,415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3) =</text:p>
          </table:table-cell>
          <table:table-cell office:value-type="float" office:value="0.2" table:style-name="ce4">
            <text:p>0,200</text:p>
          </table:table-cell>
          <table:table-cell table:style-name="ce2"/>
          <table:table-cell office:value-type="string" table:style-name="ce3">
            <text:p>I (S3) =</text:p>
          </table:table-cell>
          <table:table-cell office:value-type="float" office:value="2.3219280948873622" table:formula="of:=IF([.C4]=0;0;-1*LOG([.C4];2))" table:style-name="ce4">
            <text:p>2,322</text:p>
          </table:table-cell>
          <table:table-cell table:style-name="ce2"/>
          <table:table-cell office:value-type="string" table:style-name="ce3">
            <text:p>P(B3) =</text:p>
          </table:table-cell>
          <table:table-cell office:value-type="float" office:value="0.30499999999999999" table:formula="of:=SUMPRODUCT([.E11:.E16];[.C2:.C7])" table:style-name="ce4">
            <text:p>0,305</text:p>
          </table:table-cell>
          <table:table-cell table:style-name="ce5"/>
          <table:table-cell office:value-type="string" table:style-name="ce3">
            <text:p>I (B3) =</text:p>
          </table:table-cell>
          <table:table-cell office:value-type="float" office:value="1.7131188522118383" table:formula="of:=IF([.I4]=0;0;-1*LOG([.I4];2))" table:style-name="ce4">
            <text:p>1,713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4) =</text:p>
          </table:table-cell>
          <table:table-cell office:value-type="float" office:value="0.3" table:style-name="ce4">
            <text:p>0,300</text:p>
          </table:table-cell>
          <table:table-cell table:style-name="ce2"/>
          <table:table-cell office:value-type="string" table:style-name="ce3">
            <text:p>I (S4) =</text:p>
          </table:table-cell>
          <table:table-cell office:value-type="float" office:value="1.7369655941662063" table:formula="of:=IF([.C5]=0;0;-1*LOG([.C5];2))" table:style-name="ce4">
            <text:p>1,737</text:p>
          </table:table-cell>
          <table:table-cell table:style-name="ce2"/>
          <table:table-cell office:value-type="string" table:style-name="ce3">
            <text:p>P(B4) =</text:p>
          </table:table-cell>
          <table:table-cell office:value-type="float" office:value="0" table:formula="of:=SUMPRODUCT([.F11:.F16];[.C2:.C7])" table:style-name="ce4">
            <text:p>0,000</text:p>
          </table:table-cell>
          <table:table-cell table:style-name="ce5"/>
          <table:table-cell office:value-type="string" table:style-name="ce3">
            <text:p>I (B4) =</text:p>
          </table:table-cell>
          <table:table-cell office:value-type="float" office:value="0" table:formula="of:=IF([.I5]=0;0;-1*LOG([.I5];2))" table:style-name="ce4">
            <text:p>0,000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5) =</text:p>
          </table:table-cell>
          <table:table-cell office:value-type="float" office:value="0.25" table:style-name="ce4">
            <text:p>0,250</text:p>
          </table:table-cell>
          <table:table-cell table:style-name="ce2"/>
          <table:table-cell office:value-type="string" table:style-name="ce3">
            <text:p>I (S5) =</text:p>
          </table:table-cell>
          <table:table-cell office:value-type="float" office:value="2" table:formula="of:=IF([.C6]=0;0;-1*LOG([.C6];2))" table:style-name="ce4">
            <text:p>2,000</text:p>
          </table:table-cell>
          <table:table-cell table:style-name="ce2"/>
          <table:table-cell office:value-type="string" table:style-name="ce3">
            <text:p>P(B5) =</text:p>
          </table:table-cell>
          <table:table-cell office:value-type="float" office:value="0" table:formula="of:=SUMPRODUCT([.G11:.G16];[.C2:.C7])" table:style-name="ce4">
            <text:p>0,000</text:p>
          </table:table-cell>
          <table:table-cell table:style-name="ce5"/>
          <table:table-cell office:value-type="string" table:style-name="ce3">
            <text:p>I (B5) =</text:p>
          </table:table-cell>
          <table:table-cell office:value-type="float" office:value="0" table:formula="of:=IF([.I6]=0;0;-1*LOG([.I6];2))" table:style-name="ce4">
            <text:p>0,000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6) =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3">
            <text:p>I (S6) =</text:p>
          </table:table-cell>
          <table:table-cell office:value-type="float" office:value="0" table:formula="of:=IF([.C7]=0;0;-1*LOG([.C7];2))" table:style-name="ce4">
            <text:p>0,000</text:p>
          </table:table-cell>
          <table:table-cell table:style-name="ce2"/>
          <table:table-cell office:value-type="string" table:style-name="ce3">
            <text:p>P(B6) =</text:p>
          </table:table-cell>
          <table:table-cell office:value-type="float" office:value="0" table:formula="of:=SUMPRODUCT([.H11:.H16];[.C2:.C7])" table:style-name="ce4">
            <text:p>0,000</text:p>
          </table:table-cell>
          <table:table-cell table:style-name="ce5"/>
          <table:table-cell office:value-type="string" table:style-name="ce3">
            <text:p>I (B6) =</text:p>
          </table:table-cell>
          <table:table-cell office:value-type="float" office:value="0" table:formula="of:=IF([.I7]=0;0;-1*LOG([.I7];2))" table:style-name="ce4">
            <text:p>0,000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6">
            <text:p>Matriz del canal</text:p>
          </table:table-cell>
          <table:table-cell table:number-columns-repeated="7" table:style-name="ce2"/>
          <table:table-cell office:value-type="string" table:style-name="ce2">
            <text:p>I(Bj/Si)</text:p>
          </table:table-cell>
          <table:table-cell table:number-columns-repeated="8" table:style-name="ce2"/>
          <table:table-cell table:number-columns-repeated="16366"/>
        </table:table-row>
        <table:table-row table:style-name="ro1">
          <table:table-cell table:style-name="ce2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style-name="ce2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1</text:p>
          </table:table-cell>
          <table:table-cell office:value-type="float" office:value="0.3" table:style-name="ce4">
            <text:p>0,300</text:p>
          </table:table-cell>
          <table:table-cell office:value-type="float" office:value="0.3" table:style-name="ce4">
            <text:p>0,300</text:p>
          </table:table-cell>
          <table:table-cell office:value-type="float" office:value="0.4" table:style-name="ce4">
            <text:p>0,4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1</text:p>
          </table:table-cell>
          <table:table-cell office:value-type="float" office:value="1.7369655941662063" table:formula="of:=IF([.C11]=0;0;-1*LOG([.C11];2))" table:style-name="ce4">
            <text:p>1,737</text:p>
          </table:table-cell>
          <table:table-cell office:value-type="float" office:value="1.7369655941662063" table:formula="of:=IF([.D11]=0;0;-1*LOG([.D11];2))" table:style-name="ce4">
            <text:p>1,737</text:p>
          </table:table-cell>
          <table:table-cell office:value-type="float" office:value="1.3219280948873622" table:formula="of:=IF([.E11]=0;0;-1*LOG([.E11];2))" table:style-name="ce4">
            <text:p>1,322</text:p>
          </table:table-cell>
          <table:table-cell office:value-type="float" office:value="0" table:formula="of:=IF([.F11]=0;0;-1*LOG([.F11];2))" table:style-name="ce4">
            <text:p>0,000</text:p>
          </table:table-cell>
          <table:table-cell office:value-type="float" office:value="0" table:formula="of:=IF([.G11]=0;0;-1*LOG([.G11];2))" table:style-name="ce4">
            <text:p>0,000</text:p>
          </table:table-cell>
          <table:table-cell office:value-type="float" office:value="0" table:formula="of:=IF([.H11]=0;0;-1*LOG([.H11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2</text:p>
          </table:table-cell>
          <table:table-cell office:value-type="float" office:value="0.4" table:style-name="ce4">
            <text:p>0,400</text:p>
          </table:table-cell>
          <table:table-cell office:value-type="float" office:value="0.4" table:style-name="ce4">
            <text:p>0,400</text:p>
          </table:table-cell>
          <table:table-cell office:value-type="float" office:value="0.2" table:style-name="ce4">
            <text:p>0,2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2</text:p>
          </table:table-cell>
          <table:table-cell office:value-type="float" office:value="1.3219280948873622" table:formula="of:=IF([.C12]=0;0;-1*LOG([.C12];2))" table:style-name="ce4">
            <text:p>1,322</text:p>
          </table:table-cell>
          <table:table-cell office:value-type="float" office:value="1.3219280948873622" table:formula="of:=IF([.D12]=0;0;-1*LOG([.D12];2))" table:style-name="ce4">
            <text:p>1,322</text:p>
          </table:table-cell>
          <table:table-cell office:value-type="float" office:value="2.3219280948873622" table:formula="of:=IF([.E12]=0;0;-1*LOG([.E12];2))" table:style-name="ce4">
            <text:p>2,322</text:p>
          </table:table-cell>
          <table:table-cell office:value-type="float" office:value="0" table:formula="of:=IF([.F12]=0;0;-1*LOG([.F12];2))" table:style-name="ce4">
            <text:p>0,000</text:p>
          </table:table-cell>
          <table:table-cell office:value-type="float" office:value="0" table:formula="of:=IF([.G12]=0;0;-1*LOG([.G12];2))" table:style-name="ce4">
            <text:p>0,000</text:p>
          </table:table-cell>
          <table:table-cell office:value-type="float" office:value="0" table:formula="of:=IF([.H12]=0;0;-1*LOG([.H12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3</text:p>
          </table:table-cell>
          <table:table-cell office:value-type="float" office:value="0.3" table:style-name="ce4">
            <text:p>0,300</text:p>
          </table:table-cell>
          <table:table-cell office:value-type="float" office:value="0.3" table:style-name="ce4">
            <text:p>0,300</text:p>
          </table:table-cell>
          <table:table-cell office:value-type="float" office:value="0.4" table:style-name="ce4">
            <text:p>0,4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3</text:p>
          </table:table-cell>
          <table:table-cell office:value-type="float" office:value="1.7369655941662063" table:formula="of:=IF([.C13]=0;0;-1*LOG([.C13];2))" table:style-name="ce4">
            <text:p>1,737</text:p>
          </table:table-cell>
          <table:table-cell office:value-type="float" office:value="1.7369655941662063" table:formula="of:=IF([.D13]=0;0;-1*LOG([.D13];2))" table:style-name="ce4">
            <text:p>1,737</text:p>
          </table:table-cell>
          <table:table-cell office:value-type="float" office:value="1.3219280948873622" table:formula="of:=IF([.E13]=0;0;-1*LOG([.E13];2))" table:style-name="ce4">
            <text:p>1,322</text:p>
          </table:table-cell>
          <table:table-cell office:value-type="float" office:value="0" table:formula="of:=IF([.F13]=0;0;-1*LOG([.F13];2))" table:style-name="ce4">
            <text:p>0,000</text:p>
          </table:table-cell>
          <table:table-cell office:value-type="float" office:value="0" table:formula="of:=IF([.G13]=0;0;-1*LOG([.G13];2))" table:style-name="ce4">
            <text:p>0,000</text:p>
          </table:table-cell>
          <table:table-cell office:value-type="float" office:value="0" table:formula="of:=IF([.H13]=0;0;-1*LOG([.H13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4</text:p>
          </table:table-cell>
          <table:table-cell office:value-type="float" office:value="0.3" table:style-name="ce4">
            <text:p>0,300</text:p>
          </table:table-cell>
          <table:table-cell office:value-type="float" office:value="0.4" table:style-name="ce4">
            <text:p>0,400</text:p>
          </table:table-cell>
          <table:table-cell office:value-type="float" office:value="0.3" table:style-name="ce4">
            <text:p>0,3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4</text:p>
          </table:table-cell>
          <table:table-cell office:value-type="float" office:value="1.7369655941662063" table:formula="of:=IF([.C14]=0;0;-1*LOG([.C14];2))" table:style-name="ce4">
            <text:p>1,737</text:p>
          </table:table-cell>
          <table:table-cell office:value-type="float" office:value="1.3219280948873622" table:formula="of:=IF([.D14]=0;0;-1*LOG([.D14];2))" table:style-name="ce4">
            <text:p>1,322</text:p>
          </table:table-cell>
          <table:table-cell office:value-type="float" office:value="1.7369655941662063" table:formula="of:=IF([.E14]=0;0;-1*LOG([.E14];2))" table:style-name="ce4">
            <text:p>1,737</text:p>
          </table:table-cell>
          <table:table-cell office:value-type="float" office:value="0" table:formula="of:=IF([.F14]=0;0;-1*LOG([.F14];2))" table:style-name="ce4">
            <text:p>0,000</text:p>
          </table:table-cell>
          <table:table-cell office:value-type="float" office:value="0" table:formula="of:=IF([.G14]=0;0;-1*LOG([.G14];2))" table:style-name="ce4">
            <text:p>0,000</text:p>
          </table:table-cell>
          <table:table-cell office:value-type="float" office:value="0" table:formula="of:=IF([.H14]=0;0;-1*LOG([.H14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5</text:p>
          </table:table-cell>
          <table:table-cell office:value-type="float" office:value="0.3" table:style-name="ce4">
            <text:p>0,300</text:p>
          </table:table-cell>
          <table:table-cell office:value-type="float" office:value="0.4" table:style-name="ce4">
            <text:p>0,400</text:p>
          </table:table-cell>
          <table:table-cell office:value-type="float" office:value="0.3" table:style-name="ce4">
            <text:p>0,3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5</text:p>
          </table:table-cell>
          <table:table-cell office:value-type="float" office:value="1.7369655941662063" table:formula="of:=IF([.C15]=0;0;-1*LOG([.C15];2))" table:style-name="ce4">
            <text:p>1,737</text:p>
          </table:table-cell>
          <table:table-cell office:value-type="float" office:value="1.3219280948873622" table:formula="of:=IF([.D15]=0;0;-1*LOG([.D15];2))" table:style-name="ce4">
            <text:p>1,322</text:p>
          </table:table-cell>
          <table:table-cell office:value-type="float" office:value="1.7369655941662063" table:formula="of:=IF([.E15]=0;0;-1*LOG([.E15];2))" table:style-name="ce4">
            <text:p>1,737</text:p>
          </table:table-cell>
          <table:table-cell office:value-type="float" office:value="0" table:formula="of:=IF([.F15]=0;0;-1*LOG([.F15];2))" table:style-name="ce4">
            <text:p>0,000</text:p>
          </table:table-cell>
          <table:table-cell office:value-type="float" office:value="0" table:formula="of:=IF([.G15]=0;0;-1*LOG([.G15];2))" table:style-name="ce4">
            <text:p>0,000</text:p>
          </table:table-cell>
          <table:table-cell office:value-type="float" office:value="0" table:formula="of:=IF([.H15]=0;0;-1*LOG([.H15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6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6</text:p>
          </table:table-cell>
          <table:table-cell office:value-type="float" office:value="0" table:formula="of:=IF([.C16]=0;0;-1*LOG([.C16];2))" table:style-name="ce4">
            <text:p>0,000</text:p>
          </table:table-cell>
          <table:table-cell office:value-type="float" office:value="0" table:formula="of:=IF([.D16]=0;0;-1*LOG([.D16];2))" table:style-name="ce4">
            <text:p>0,000</text:p>
          </table:table-cell>
          <table:table-cell office:value-type="float" office:value="0" table:formula="of:=IF([.E16]=0;0;-1*LOG([.E16];2))" table:style-name="ce4">
            <text:p>0,000</text:p>
          </table:table-cell>
          <table:table-cell office:value-type="float" office:value="0" table:formula="of:=IF([.F16]=0;0;-1*LOG([.F16];2))" table:style-name="ce4">
            <text:p>0,000</text:p>
          </table:table-cell>
          <table:table-cell office:value-type="float" office:value="0" table:formula="of:=IF([.G16]=0;0;-1*LOG([.G16];2))" table:style-name="ce4">
            <text:p>0,000</text:p>
          </table:table-cell>
          <table:table-cell office:value-type="float" office:value="0" table:formula="of:=IF([.H16]=0;0;-1*LOG([.H16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number-columns-repeated="4" table:style-name="ce2"/>
          <table:table-cell office:value-type="string" table:style-name="ce2">
            <text:p>Entropía 'a priori'</text:p>
          </table:table-cell>
          <table:table-cell table:number-columns-repeated="2" table:style-name="ce2"/>
          <table:table-cell office:value-type="string" table:style-name="ce2">
            <text:p>Equivocación</text:p>
          </table:table-cell>
          <table:table-cell table:number-columns-repeated="2" table:style-name="ce2"/>
          <table:table-cell office:value-type="string" table:style-name="ce2">
            <text:p>Entropía 'a posteriori'</text:p>
          </table:table-cell>
          <table:table-cell table:number-columns-repeated="7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9">
            <text:p>H(B)</text:p>
          </table:table-cell>
          <table:table-cell office:value-type="float" office:value="1.5791742928820891" table:formula="of:=SUMPRODUCT([.I2:.I7];[.L2:.L7])" table:style-name="ce10">
            <text:p>1,579</text:p>
          </table:table-cell>
          <table:table-cell table:style-name="ce2"/>
          <table:table-cell office:value-type="string" table:style-name="ce11">
            <text:p>H(A)</text:p>
          </table:table-cell>
          <table:table-cell office:value-type="float" office:value="2.1659573209491749" table:formula="of:=SUMPRODUCT([.C2:.C7];[.F2:.F7])" table:style-name="ce10">
            <text:p>2,166</text:p>
          </table:table-cell>
          <table:table-cell table:style-name="ce2"/>
          <table:table-cell office:value-type="string" table:style-name="ce9">
            <text:p>H(B/A)</text:p>
          </table:table-cell>
          <table:table-cell office:value-type="float" office:value="1.5611460945412072" table:formula="of:=SUMPRODUCT([.C40:.H45];[.K11:.P16])" table:style-name="ce10">
            <text:p>1,561</text:p>
          </table:table-cell>
          <table:table-cell table:style-name="ce2"/>
          <table:table-cell office:value-type="string" table:style-name="ce11">
            <text:p>H(A/B)</text:p>
          </table:table-cell>
          <table:table-cell office:value-type="float" office:value="2.1479291226082933" table:formula="of:=SUMPRODUCT([.C40:.H45];[.K31:.P36])" table:style-name="ce10">
            <text:p>2,148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number-columns-repeated="4" table:style-name="ce2"/>
          <table:table-cell table:style-name="ce12"/>
          <table:table-cell table:number-columns-repeated="13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13">
            <text:p>Información Mutua</text:p>
          </table:table-cell>
          <table:table-cell table:number-columns-repeated="2" table:style-name="ce2"/>
          <table:table-cell office:value-type="string" table:style-name="ce6">
            <text:p>Información Mutua</text:p>
          </table:table-cell>
          <table:table-cell table:number-columns-repeated="2" table:style-name="ce2"/>
          <table:table-cell office:value-type="string" table:style-name="ce2">
            <text:p>Entropía del Canal</text:p>
          </table:table-cell>
          <table:table-cell table:number-columns-repeated="2" table:style-name="ce2"/>
          <table:table-cell office:value-type="string" table:style-name="ce2">
            <text:p>Entropía del Canal</text:p>
          </table:table-cell>
          <table:table-cell table:number-columns-repeated="2" table:style-name="ce2"/>
          <table:table-cell office:value-type="string" table:style-name="ce2">
            <text:p>Entropía del Canal</text:p>
          </table:table-cell>
          <table:table-cell table:number-columns-repeated="4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14">
            <text:p>H(B) - H(B/A)</text:p>
          </table:table-cell>
          <table:table-cell office:value-type="float" office:value="1.8028198340881874E-2" table:formula="of:=[.C19]-[.I19]" table:style-name="ce10">
            <text:p>0,018</text:p>
          </table:table-cell>
          <table:table-cell table:style-name="ce2"/>
          <table:table-cell office:value-type="string" table:style-name="ce11">
            <text:p>H(A) - H(A/B)</text:p>
          </table:table-cell>
          <table:table-cell office:value-type="float" office:value="1.8028198340881652E-2" table:formula="of:=[.F19]-[.L19]" table:style-name="ce10">
            <text:p>0,018</text:p>
          </table:table-cell>
          <table:table-cell table:style-name="ce2"/>
          <table:table-cell office:value-type="string" table:style-name="ce11">
            <text:p>H(B)+H(A/B)</text:p>
          </table:table-cell>
          <table:table-cell office:value-type="float" office:value="3.7271034154903822" table:formula="of:=[.C19]+[.L19]" table:style-name="ce10">
            <text:p>3,727</text:p>
          </table:table-cell>
          <table:table-cell table:style-name="ce2"/>
          <table:table-cell office:value-type="string" table:style-name="ce11">
            <text:p>H(A)+H(B/A)</text:p>
          </table:table-cell>
          <table:table-cell office:value-type="float" office:value="3.7271034154903822" table:formula="of:=[.F19]+[.I19]" table:style-name="ce10">
            <text:p>3,727</text:p>
          </table:table-cell>
          <table:table-cell table:style-name="ce2"/>
          <table:table-cell office:value-type="string" table:style-name="ce11">
            <text:p>H(A)+H(B)-I(A,B)</text:p>
          </table:table-cell>
          <table:table-cell office:value-type="float" office:value="3.7271034154903822" table:formula="of:=[.F19]+[.C19]-[.C22]" table:style-name="ce10">
            <text:p>3,727</text:p>
          </table:table-cell>
          <table:table-cell table:number-columns-repeated="3" table:style-name="ce2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style-name="ce2"/>
          <table:table-cell table:style-name="ce15"/>
          <table:table-cell table:style-name="ce13"/>
          <table:table-cell table:number-columns-repeated="10" table:style-name="ce2"/>
          <table:table-cell table:style-name="ce16"/>
          <table:table-cell table:number-columns-repeated="4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Entropías 'a posteriori'</text:p>
          </table:table-cell>
          <table:table-cell table:number-columns-repeated="5" table:style-name="ce2"/>
          <table:table-cell table:number-columns-repeated="2" table:style-name="ce16"/>
          <table:table-cell table:style-name="ce17"/>
          <table:table-cell table:style-name="ce18"/>
          <table:table-cell table:number-columns-repeated="2" table:style-name="ce2"/>
          <table:table-cell table:style-name="ce19"/>
          <table:table-cell table:number-columns-repeated="4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9">
            <text:p>H(S/B1)</text:p>
          </table:table-cell>
          <table:table-cell office:value-type="string" table:style-name="ce9">
            <text:p>H(S/B2)</text:p>
          </table:table-cell>
          <table:table-cell office:value-type="string" table:style-name="ce39">
            <text:p>H(S/B3)</text:p>
          </table:table-cell>
          <table:table-cell office:value-type="string" table:style-name="ce45">
            <text:p>H(S/B4)</text:p>
          </table:table-cell>
          <table:table-cell table:style-name="ce43"/>
          <table:table-cell table:style-name="ce41"/>
          <table:table-cell table:style-name="ce20"/>
          <table:table-cell table:style-name="ce13"/>
          <table:table-cell table:style-name="ce20"/>
          <table:table-cell table:style-name="ce13"/>
          <table:table-cell table:number-columns-repeated="2" table:style-name="ce2"/>
          <table:table-cell table:style-name="ce21"/>
          <table:table-cell table:style-name="ce22"/>
          <table:table-cell table:number-columns-repeated="3" table:style-name="ce2"/>
          <table:table-cell table:number-columns-repeated="16366"/>
        </table:table-row>
        <table:table-row table:style-name="ro1">
          <table:table-cell table:style-name="ce2"/>
          <table:table-cell office:value-type="float" office:value="2.1650555238920823" table:formula="of:=SUMPRODUCT([.C31:.C36];[.K31:.K36])" table:style-name="ce10">
            <text:p>2,165</text:p>
          </table:table-cell>
          <table:table-cell office:value-type="float" office:value="2.1187906981509164" table:formula="of:=SUMPRODUCT([.D31:.D36];[.L31:.L36])" table:style-name="ce10">
            <text:p>2,119</text:p>
          </table:table-cell>
          <table:table-cell office:value-type="float" office:value="2.1657863710040437" table:formula="of:=SUMPRODUCT([.E31:.E36];[.M31:.M36])" table:style-name="ce47">
            <text:p>2,1658</text:p>
          </table:table-cell>
          <table:table-cell office:value-type="float" office:value="0" table:formula="of:=SUMPRODUCT([.F31:.F36];[.N31:.N36])" table:style-name="ce46">
            <text:p>0,000</text:p>
          </table:table-cell>
          <table:table-cell table:style-name="ce44"/>
          <table:table-cell table:style-name="ce42"/>
          <table:table-cell table:style-name="ce24"/>
          <table:table-cell table:style-name="ce25"/>
          <table:table-cell table:style-name="ce13"/>
          <table:table-cell table:style-name="ce24"/>
          <table:table-cell table:number-columns-repeated="2" table:style-name="ce2"/>
          <table:table-cell table:style-name="ce26"/>
          <table:table-cell table:number-columns-repeated="4" table:style-name="ce2"/>
          <table:table-cell table:number-columns-repeated="16366"/>
        </table:table-row>
        <table:table-row table:style-name="ro1">
          <table:table-cell table:number-columns-repeated="6" table:style-name="ce2"/>
          <table:table-cell table:style-name="ce27"/>
          <table:table-cell table:style-name="ce21"/>
          <table:table-cell table:style-name="ce28"/>
          <table:table-cell table:number-columns-repeated="2" table:style-name="ce29"/>
          <table:table-cell table:style-name="ce21"/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5">
            <text:p>P(Si/Bj)</text:p>
          </table:table-cell>
          <table:table-cell table:number-columns-repeated="6" table:style-name="ce2"/>
          <table:table-cell table:style-name="ce16"/>
          <table:table-cell office:value-type="string" table:style-name="ce5">
            <text:p>I(Si/Bj)</text:p>
          </table:table-cell>
          <table:table-cell table:number-columns-repeated="8" table:style-name="ce2"/>
          <table:table-cell table:number-columns-repeated="16366"/>
        </table:table-row>
        <table:table-row table:style-name="ro1">
          <table:table-cell table:style-name="ce2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30">
            <text:p>B5</text:p>
          </table:table-cell>
          <table:table-cell office:value-type="string" table:style-name="ce8">
            <text:p>B6</text:p>
          </table:table-cell>
          <table:table-cell table:style-name="ce31"/>
          <table:table-cell table:style-name="ce7"/>
          <table:table-cell office:value-type="string" table:style-name="ce32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1</text:p>
          </table:table-cell>
          <table:table-cell office:value-type="float" office:value="4.6875E-2" table:formula="of:=IF([.$I$2]=0;0;[.C11]*[.$C2]/[.$I$2])" table:style-name="ce4">
            <text:p>0,047</text:p>
          </table:table-cell>
          <table:table-cell office:value-type="float" office:value="0.04" table:formula="of:=IF([.$I$3]=0;0;[.D11]*[.$C2]/[.$I$3])" table:style-name="ce4">
            <text:p>0,040</text:p>
          </table:table-cell>
          <table:table-cell office:value-type="float" office:value="6.5573770491803296E-2" table:formula="of:=IF([.$I$4]=0;0;[.E11]*[.$C2]/[.$I$4])" table:style-name="ce4">
            <text:p>0,066</text:p>
          </table:table-cell>
          <table:table-cell office:value-type="float" office:value="0" table:formula="of:=IF([.$I$5]=0;0;[.F11]*[.$C2]/[.$I$5])" table:style-name="ce4">
            <text:p>0,000</text:p>
          </table:table-cell>
          <table:table-cell office:value-type="float" office:value="0" table:formula="of:=IF([.$I$6]=0;0;[.G11]*[.$C2]/[.$I$6])" table:style-name="ce33">
            <text:p>0,000</text:p>
          </table:table-cell>
          <table:table-cell office:value-type="float" office:value="0" table:formula="of:=IF([.$I$7]=0;0;[.H11]*[.$C2]/[.$I$7])" table:style-name="ce4">
            <text:p>0,000</text:p>
          </table:table-cell>
          <table:table-cell table:style-name="ce34"/>
          <table:table-cell office:value-type="string" table:style-name="ce35">
            <text:p>S1</text:p>
          </table:table-cell>
          <table:table-cell office:value-type="float" office:value="4.4150374992788439" table:formula="of:=IF([.C31]=0;0;-1*LOG([.C31];2))" table:style-name="ce4">
            <text:p>4,415</text:p>
          </table:table-cell>
          <table:table-cell office:value-type="float" office:value="4.6438561897747244" table:formula="of:=IF([.D31]=0;0;-1*LOG([.D31];2))" table:style-name="ce4">
            <text:p>4,644</text:p>
          </table:table-cell>
          <table:table-cell office:value-type="float" office:value="3.9307373375628862" table:formula="of:=IF([.E31]=0;0;-1*LOG([.E31];2))" table:style-name="ce4">
            <text:p>3,931</text:p>
          </table:table-cell>
          <table:table-cell office:value-type="float" office:value="0" table:formula="of:=IF([.F31]=0;0;-1*LOG([.F31];2))" table:style-name="ce4">
            <text:p>0,000</text:p>
          </table:table-cell>
          <table:table-cell office:value-type="float" office:value="0" table:formula="of:=IF([.G31]=0;0;-1*LOG([.G31];2))" table:style-name="ce4">
            <text:p>0,000</text:p>
          </table:table-cell>
          <table:table-cell office:value-type="float" office:value="0" table:formula="of:=IF([.H31]=0;0;-1*LOG([.H31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2</text:p>
          </table:table-cell>
          <table:table-cell office:value-type="float" office:value="0.25000000000000006" table:formula="of:=IF([.$I$2]=0;0;[.C12]*[.$C3]/[.$I$2])" table:style-name="ce4">
            <text:p>0,250</text:p>
          </table:table-cell>
          <table:table-cell office:value-type="float" office:value="0.21333333333333337" table:formula="of:=IF([.$I$3]=0;0;[.D12]*[.$C3]/[.$I$3])" table:style-name="ce4">
            <text:p>0,213</text:p>
          </table:table-cell>
          <table:table-cell office:value-type="float" office:value="0.13114754098360659" table:formula="of:=IF([.$I$4]=0;0;[.E12]*[.$C3]/[.$I$4])" table:style-name="ce4">
            <text:p>0,131</text:p>
          </table:table-cell>
          <table:table-cell office:value-type="float" office:value="0" table:formula="of:=IF([.$I$5]=0;0;[.F12]*[.$C3]/[.$I$5])" table:style-name="ce4">
            <text:p>0,000</text:p>
          </table:table-cell>
          <table:table-cell office:value-type="float" office:value="0" table:formula="of:=IF([.$I$6]=0;0;[.G12]*[.$C3]/[.$I$6])" table:style-name="ce33">
            <text:p>0,000</text:p>
          </table:table-cell>
          <table:table-cell office:value-type="float" office:value="0" table:formula="of:=IF([.$I$7]=0;0;[.H12]*[.$C3]/[.$I$7])" table:style-name="ce4">
            <text:p>0,000</text:p>
          </table:table-cell>
          <table:table-cell table:style-name="ce20"/>
          <table:table-cell office:value-type="string" table:style-name="ce32">
            <text:p>S2</text:p>
          </table:table-cell>
          <table:table-cell office:value-type="float" office:value="1.9999999999999998" table:formula="of:=IF([.C32]=0;0;-1*LOG([.C32];2))" table:style-name="ce4">
            <text:p>2,000</text:p>
          </table:table-cell>
          <table:table-cell office:value-type="float" office:value="2.2288186904958804" table:formula="of:=IF([.D32]=0;0;-1*LOG([.D32];2))" table:style-name="ce4">
            <text:p>2,229</text:p>
          </table:table-cell>
          <table:table-cell office:value-type="float" office:value="2.9307373375628862" table:formula="of:=IF([.E32]=0;0;-1*LOG([.E32];2))" table:style-name="ce4">
            <text:p>2,931</text:p>
          </table:table-cell>
          <table:table-cell office:value-type="float" office:value="0" table:formula="of:=IF([.F32]=0;0;-1*LOG([.F32];2))" table:style-name="ce4">
            <text:p>0,000</text:p>
          </table:table-cell>
          <table:table-cell office:value-type="float" office:value="0" table:formula="of:=IF([.G32]=0;0;-1*LOG([.G32];2))" table:style-name="ce4">
            <text:p>0,000</text:p>
          </table:table-cell>
          <table:table-cell office:value-type="float" office:value="0" table:formula="of:=IF([.H32]=0;0;-1*LOG([.H32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3</text:p>
          </table:table-cell>
          <table:table-cell office:value-type="float" office:value="0.1875" table:formula="of:=IF([.$I$2]=0;0;[.C13]*[.$C4]/[.$I$2])" table:style-name="ce4">
            <text:p>0,188</text:p>
          </table:table-cell>
          <table:table-cell office:value-type="float" office:value="0.16" table:formula="of:=IF([.$I$3]=0;0;[.D13]*[.$C4]/[.$I$3])" table:style-name="ce4">
            <text:p>0,160</text:p>
          </table:table-cell>
          <table:table-cell office:value-type="float" office:value="0.26229508196721318" table:formula="of:=IF([.$I$4]=0;0;[.E13]*[.$C4]/[.$I$4])" table:style-name="ce4">
            <text:p>0,262</text:p>
          </table:table-cell>
          <table:table-cell office:value-type="float" office:value="0" table:formula="of:=IF([.$I$5]=0;0;[.F13]*[.$C4]/[.$I$5])" table:style-name="ce4">
            <text:p>0,000</text:p>
          </table:table-cell>
          <table:table-cell office:value-type="float" office:value="0" table:formula="of:=IF([.$I$6]=0;0;[.G13]*[.$C4]/[.$I$6])" table:style-name="ce33">
            <text:p>0,000</text:p>
          </table:table-cell>
          <table:table-cell office:value-type="float" office:value="0" table:formula="of:=IF([.$I$7]=0;0;[.H13]*[.$C4]/[.$I$7])" table:style-name="ce4">
            <text:p>0,000</text:p>
          </table:table-cell>
          <table:table-cell table:style-name="ce20"/>
          <table:table-cell office:value-type="string" table:style-name="ce32">
            <text:p>S3</text:p>
          </table:table-cell>
          <table:table-cell office:value-type="float" office:value="2.4150374992788439" table:formula="of:=IF([.C33]=0;0;-1*LOG([.C33];2))" table:style-name="ce4">
            <text:p>2,415</text:p>
          </table:table-cell>
          <table:table-cell office:value-type="float" office:value="2.6438561897747248" table:formula="of:=IF([.D33]=0;0;-1*LOG([.D33];2))" table:style-name="ce4">
            <text:p>2,644</text:p>
          </table:table-cell>
          <table:table-cell office:value-type="float" office:value="1.930737337562886" table:formula="of:=IF([.E33]=0;0;-1*LOG([.E33];2))" table:style-name="ce4">
            <text:p>1,931</text:p>
          </table:table-cell>
          <table:table-cell office:value-type="float" office:value="0" table:formula="of:=IF([.F33]=0;0;-1*LOG([.F33];2))" table:style-name="ce4">
            <text:p>0,000</text:p>
          </table:table-cell>
          <table:table-cell office:value-type="float" office:value="0" table:formula="of:=IF([.G33]=0;0;-1*LOG([.G33];2))" table:style-name="ce4">
            <text:p>0,000</text:p>
          </table:table-cell>
          <table:table-cell office:value-type="float" office:value="0" table:formula="of:=IF([.H33]=0;0;-1*LOG([.H33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4</text:p>
          </table:table-cell>
          <table:table-cell office:value-type="float" office:value="0.28125" table:formula="of:=IF([.$I$2]=0;0;[.C14]*[.$C5]/[.$I$2])" table:style-name="ce4">
            <text:p>0,281</text:p>
          </table:table-cell>
          <table:table-cell office:value-type="float" office:value="0.32" table:formula="of:=IF([.$I$3]=0;0;[.D14]*[.$C5]/[.$I$3])" table:style-name="ce4">
            <text:p>0,320</text:p>
          </table:table-cell>
          <table:table-cell office:value-type="float" office:value="0.29508196721311475" table:formula="of:=IF([.$I$4]=0;0;[.E14]*[.$C5]/[.$I$4])" table:style-name="ce4">
            <text:p>0,295</text:p>
          </table:table-cell>
          <table:table-cell office:value-type="float" office:value="0" table:formula="of:=IF([.$I$5]=0;0;[.F14]*[.$C5]/[.$I$5])" table:style-name="ce4">
            <text:p>0,000</text:p>
          </table:table-cell>
          <table:table-cell office:value-type="float" office:value="0" table:formula="of:=IF([.$I$6]=0;0;[.G14]*[.$C5]/[.$I$6])" table:style-name="ce33">
            <text:p>0,000</text:p>
          </table:table-cell>
          <table:table-cell office:value-type="float" office:value="0" table:formula="of:=IF([.$I$7]=0;0;[.H14]*[.$C5]/[.$I$7])" table:style-name="ce4">
            <text:p>0,000</text:p>
          </table:table-cell>
          <table:table-cell table:style-name="ce20"/>
          <table:table-cell office:value-type="string" table:style-name="ce32">
            <text:p>S4</text:p>
          </table:table-cell>
          <table:table-cell office:value-type="float" office:value="1.8300749985576878" table:formula="of:=IF([.C34]=0;0;-1*LOG([.C34];2))" table:style-name="ce4">
            <text:p>1,830</text:p>
          </table:table-cell>
          <table:table-cell office:value-type="float" office:value="1.6438561897747248" table:formula="of:=IF([.D34]=0;0;-1*LOG([.D34];2))" table:style-name="ce4">
            <text:p>1,644</text:p>
          </table:table-cell>
          <table:table-cell office:value-type="float" office:value="1.7608123361205741" table:formula="of:=IF([.E34]=0;0;-1*LOG([.E34];2))" table:style-name="ce4">
            <text:p>1,761</text:p>
          </table:table-cell>
          <table:table-cell office:value-type="float" office:value="0" table:formula="of:=IF([.F34]=0;0;-1*LOG([.F34];2))" table:style-name="ce4">
            <text:p>0,000</text:p>
          </table:table-cell>
          <table:table-cell office:value-type="float" office:value="0" table:formula="of:=IF([.G34]=0;0;-1*LOG([.G34];2))" table:style-name="ce4">
            <text:p>0,000</text:p>
          </table:table-cell>
          <table:table-cell office:value-type="float" office:value="0" table:formula="of:=IF([.H34]=0;0;-1*LOG([.H34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5</text:p>
          </table:table-cell>
          <table:table-cell office:value-type="float" office:value="0.234375" table:formula="of:=IF([.$I$2]=0;0;[.C15]*[.$C6]/[.$I$2])" table:style-name="ce4">
            <text:p>0,234</text:p>
          </table:table-cell>
          <table:table-cell office:value-type="float" office:value="0.26666666666666666" table:formula="of:=IF([.$I$3]=0;0;[.D15]*[.$C6]/[.$I$3])" table:style-name="ce4">
            <text:p>0,267</text:p>
          </table:table-cell>
          <table:table-cell office:value-type="float" office:value="0.24590163934426229" table:formula="of:=IF([.$I$4]=0;0;[.E15]*[.$C6]/[.$I$4])" table:style-name="ce4">
            <text:p>0,246</text:p>
          </table:table-cell>
          <table:table-cell office:value-type="float" office:value="0" table:formula="of:=IF([.$I$5]=0;0;[.F15]*[.$C6]/[.$I$5])" table:style-name="ce4">
            <text:p>0,000</text:p>
          </table:table-cell>
          <table:table-cell office:value-type="float" office:value="0" table:formula="of:=IF([.$I$6]=0;0;[.G15]*[.$C6]/[.$I$6])" table:style-name="ce33">
            <text:p>0,000</text:p>
          </table:table-cell>
          <table:table-cell office:value-type="float" office:value="0" table:formula="of:=IF([.$I$7]=0;0;[.H15]*[.$C6]/[.$I$7])" table:style-name="ce4">
            <text:p>0,000</text:p>
          </table:table-cell>
          <table:table-cell table:style-name="ce20"/>
          <table:table-cell office:value-type="string" table:style-name="ce32">
            <text:p>S5</text:p>
          </table:table-cell>
          <table:table-cell office:value-type="float" office:value="2.0931094043914817" table:formula="of:=IF([.C35]=0;0;-1*LOG([.C35];2))" table:style-name="ce4">
            <text:p>2,093</text:p>
          </table:table-cell>
          <table:table-cell office:value-type="float" office:value="1.9068905956085187" table:formula="of:=IF([.D35]=0;0;-1*LOG([.D35];2))" table:style-name="ce4">
            <text:p>1,907</text:p>
          </table:table-cell>
          <table:table-cell office:value-type="float" office:value="2.023846741954368" table:formula="of:=IF([.E35]=0;0;-1*LOG([.E35];2))" table:style-name="ce4">
            <text:p>2,024</text:p>
          </table:table-cell>
          <table:table-cell office:value-type="float" office:value="0" table:formula="of:=IF([.F35]=0;0;-1*LOG([.F35];2))" table:style-name="ce4">
            <text:p>0,000</text:p>
          </table:table-cell>
          <table:table-cell office:value-type="float" office:value="0" table:formula="of:=IF([.G35]=0;0;-1*LOG([.G35];2))" table:style-name="ce4">
            <text:p>0,000</text:p>
          </table:table-cell>
          <table:table-cell office:value-type="float" office:value="0" table:formula="of:=IF([.H35]=0;0;-1*LOG([.H35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6</text:p>
          </table:table-cell>
          <table:table-cell office:value-type="float" office:value="0" table:formula="of:=IF([.$I$2]=0;0;[.C16]*[.$C7]/[.$I$2])" table:style-name="ce4">
            <text:p>0,000</text:p>
          </table:table-cell>
          <table:table-cell office:value-type="float" office:value="0" table:formula="of:=IF([.$I$3]=0;0;[.D16]*[.$C7]/[.$I$3])" table:style-name="ce4">
            <text:p>0,000</text:p>
          </table:table-cell>
          <table:table-cell office:value-type="float" office:value="0" table:formula="of:=IF([.$I$4]=0;0;[.E16]*[.$C7]/[.$I$4])" table:style-name="ce4">
            <text:p>0,000</text:p>
          </table:table-cell>
          <table:table-cell office:value-type="float" office:value="0" table:formula="of:=IF([.$I$5]=0;0;[.F16]*[.$C7]/[.$I$5])" table:style-name="ce4">
            <text:p>0,000</text:p>
          </table:table-cell>
          <table:table-cell office:value-type="float" office:value="0" table:formula="of:=IF([.$I$6]=0;0;[.G16]*[.$C7]/[.$I$6])" table:style-name="ce33">
            <text:p>0,000</text:p>
          </table:table-cell>
          <table:table-cell office:value-type="float" office:value="0" table:formula="of:=IF([.$I$7]=0;0;[.H16]*[.$C7]/[.$I$7])" table:style-name="ce4">
            <text:p>0,000</text:p>
          </table:table-cell>
          <table:table-cell table:style-name="ce34"/>
          <table:table-cell office:value-type="string" table:style-name="ce32">
            <text:p>S6</text:p>
          </table:table-cell>
          <table:table-cell office:value-type="float" office:value="0" table:formula="of:=IF([.C36]=0;0;-1*LOG([.C36];2))" table:style-name="ce4">
            <text:p>0,000</text:p>
          </table:table-cell>
          <table:table-cell office:value-type="float" office:value="0" table:formula="of:=IF([.D36]=0;0;-1*LOG([.D36];2))" table:style-name="ce4">
            <text:p>0,000</text:p>
          </table:table-cell>
          <table:table-cell office:value-type="float" office:value="0" table:formula="of:=IF([.E36]=0;0;-1*LOG([.E36];2))" table:style-name="ce4">
            <text:p>0,000</text:p>
          </table:table-cell>
          <table:table-cell office:value-type="float" office:value="0" table:formula="of:=IF([.F36]=0;0;-1*LOG([.F36];2))" table:style-name="ce4">
            <text:p>0,000</text:p>
          </table:table-cell>
          <table:table-cell office:value-type="float" office:value="0" table:formula="of:=IF([.G36]=0;0;-1*LOG([.G36];2))" table:style-name="ce4">
            <text:p>0,000</text:p>
          </table:table-cell>
          <table:table-cell office:value-type="float" office:value="0" table:formula="of:=IF([.H36]=0;0;-1*LOG([.H36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8" table:style-name="ce2"/>
          <table:table-cell table:style-name="ce36"/>
          <table:table-cell table:number-columns-repeated="9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5">
            <text:p>P(Si/Bj) * P(Bj)</text:p>
          </table:table-cell>
          <table:table-cell table:number-columns-repeated="6" table:style-name="ce2"/>
          <table:table-cell table:style-name="ce36"/>
          <table:table-cell table:number-columns-repeated="9" table:style-name="ce2"/>
          <table:table-cell table:number-columns-repeated="16366"/>
        </table:table-row>
        <table:table-row table:style-name="ro1">
          <table:table-cell table:style-name="ce2"/>
          <table:table-cell table:style-name="ce7"/>
          <table:table-cell office:value-type="string" table:style-name="ce32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7">
            <text:p>S1</text:p>
          </table:table-cell>
          <table:table-cell office:value-type="float" office:value="1.4999999999999999E-2" table:formula="of:=[.C31]*[.I2]" table:style-name="ce4">
            <text:p>0,015</text:p>
          </table:table-cell>
          <table:table-cell office:value-type="float" office:value="1.4999999999999999E-2" table:formula="of:=[.D31]*[.I3]" table:style-name="ce4">
            <text:p>0,015</text:p>
          </table:table-cell>
          <table:table-cell office:value-type="float" office:value="2.0000000000000004E-2" table:formula="of:=[.E31]*[.I4]" table:style-name="ce4">
            <text:p>0,020</text:p>
          </table:table-cell>
          <table:table-cell office:value-type="float" office:value="0" table:formula="of:=[.F31]*[.I5]" table:style-name="ce4">
            <text:p>0,000</text:p>
          </table:table-cell>
          <table:table-cell office:value-type="float" office:value="0" table:formula="of:=[.G31]*[.I6]" table:style-name="ce4">
            <text:p>0,000</text:p>
          </table:table-cell>
          <table:table-cell office:value-type="float" office:value="0" table:formula="of:=[.H31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2</text:p>
          </table:table-cell>
          <table:table-cell office:value-type="float" office:value="8.0000000000000016E-2" table:formula="of:=[.C32]*[.I2]" table:style-name="ce4">
            <text:p>0,080</text:p>
          </table:table-cell>
          <table:table-cell office:value-type="float" office:value="8.0000000000000016E-2" table:formula="of:=[.D32]*[.I3]" table:style-name="ce4">
            <text:p>0,080</text:p>
          </table:table-cell>
          <table:table-cell office:value-type="float" office:value="4.0000000000000008E-2" table:formula="of:=[.E32]*[.I4]" table:style-name="ce4">
            <text:p>0,040</text:p>
          </table:table-cell>
          <table:table-cell office:value-type="float" office:value="0" table:formula="of:=[.F32]*[.I5]" table:style-name="ce4">
            <text:p>0,000</text:p>
          </table:table-cell>
          <table:table-cell office:value-type="float" office:value="0" table:formula="of:=[.G32]*[.I6]" table:style-name="ce4">
            <text:p>0,000</text:p>
          </table:table-cell>
          <table:table-cell office:value-type="float" office:value="0" table:formula="of:=[.H32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3</text:p>
          </table:table-cell>
          <table:table-cell office:value-type="float" office:value="0.06" table:formula="of:=[.C33]*[.I2]" table:style-name="ce4">
            <text:p>0,060</text:p>
          </table:table-cell>
          <table:table-cell office:value-type="float" office:value="0.06" table:formula="of:=[.D33]*[.I3]" table:style-name="ce4">
            <text:p>0,060</text:p>
          </table:table-cell>
          <table:table-cell office:value-type="float" office:value="8.0000000000000016E-2" table:formula="of:=[.E33]*[.I4]" table:style-name="ce4">
            <text:p>0,080</text:p>
          </table:table-cell>
          <table:table-cell office:value-type="float" office:value="0" table:formula="of:=[.F33]*[.I5]" table:style-name="ce4">
            <text:p>0,000</text:p>
          </table:table-cell>
          <table:table-cell office:value-type="float" office:value="0" table:formula="of:=[.G33]*[.I6]" table:style-name="ce4">
            <text:p>0,000</text:p>
          </table:table-cell>
          <table:table-cell office:value-type="float" office:value="0" table:formula="of:=[.H33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4</text:p>
          </table:table-cell>
          <table:table-cell office:value-type="float" office:value="0.09" table:formula="of:=[.C34]*[.I2]" table:style-name="ce4">
            <text:p>0,090</text:p>
          </table:table-cell>
          <table:table-cell office:value-type="float" office:value="0.12" table:formula="of:=[.D34]*[.I3]" table:style-name="ce4">
            <text:p>0,120</text:p>
          </table:table-cell>
          <table:table-cell office:value-type="float" office:value="0.09" table:formula="of:=[.E34]*[.I4]" table:style-name="ce4">
            <text:p>0,090</text:p>
          </table:table-cell>
          <table:table-cell office:value-type="float" office:value="0" table:formula="of:=[.F34]*[.I5]" table:style-name="ce4">
            <text:p>0,000</text:p>
          </table:table-cell>
          <table:table-cell office:value-type="float" office:value="0" table:formula="of:=[.G34]*[.I6]" table:style-name="ce4">
            <text:p>0,000</text:p>
          </table:table-cell>
          <table:table-cell office:value-type="float" office:value="0" table:formula="of:=[.H34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5</text:p>
          </table:table-cell>
          <table:table-cell office:value-type="float" office:value="7.4999999999999997E-2" table:formula="of:=[.C35]*[.I2]" table:style-name="ce4">
            <text:p>0,075</text:p>
          </table:table-cell>
          <table:table-cell office:value-type="float" office:value="0.1" table:formula="of:=[.D35]*[.I3]" table:style-name="ce4">
            <text:p>0,100</text:p>
          </table:table-cell>
          <table:table-cell office:value-type="float" office:value="7.4999999999999997E-2" table:formula="of:=[.E35]*[.I4]" table:style-name="ce4">
            <text:p>0,075</text:p>
          </table:table-cell>
          <table:table-cell office:value-type="float" office:value="0" table:formula="of:=[.F35]*[.I5]" table:style-name="ce4">
            <text:p>0,000</text:p>
          </table:table-cell>
          <table:table-cell office:value-type="float" office:value="0" table:formula="of:=[.G35]*[.I6]" table:style-name="ce4">
            <text:p>0,000</text:p>
          </table:table-cell>
          <table:table-cell office:value-type="float" office:value="0" table:formula="of:=[.H35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6</text:p>
          </table:table-cell>
          <table:table-cell office:value-type="float" office:value="0" table:formula="of:=[.C36]*[.I2]" table:style-name="ce4">
            <text:p>0,000</text:p>
          </table:table-cell>
          <table:table-cell office:value-type="float" office:value="0" table:formula="of:=[.D36]*[.I3]" table:style-name="ce4">
            <text:p>0,000</text:p>
          </table:table-cell>
          <table:table-cell office:value-type="float" office:value="0" table:formula="of:=[.E36]*[.I4]" table:style-name="ce4">
            <text:p>0,000</text:p>
          </table:table-cell>
          <table:table-cell office:value-type="float" office:value="0" table:formula="of:=[.F36]*[.I5]" table:style-name="ce4">
            <text:p>0,000</text:p>
          </table:table-cell>
          <table:table-cell office:value-type="float" office:value="0" table:formula="of:=[.G36]*[.I6]" table:style-name="ce4">
            <text:p>0,000</text:p>
          </table:table-cell>
          <table:table-cell office:value-type="float" office:value="0" table:formula="of:=[.H36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number-rows-repeated="2" table:style-name="ro1">
          <table:table-cell table:number-columns-repeated="18" table:style-name="ce2"/>
          <table:table-cell table:number-columns-repeated="16366"/>
        </table:table-row>
        <table:table-row table:number-rows-repeated="1048529" table:style-name="ro1">
          <table:table-cell table:number-columns-repeated="16384"/>
        </table:table-row>
      </table:table>
      <table:table table:name="Canal2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4" table:default-cell-style-name="ce1"/>
        <table:table-column table:style-name="co2" table:number-columns-repeated="16370" table:default-cell-style-name="ce1"/>
        <table:table-row table:style-name="ro1">
          <table:table-cell table:style-name="ce2"/>
          <table:table-cell office:value-type="string" table:style-name="ce2">
            <text:p>Probabilidades de Entrada</text:p>
          </table:table-cell>
          <table:table-cell table:number-columns-repeated="1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1) =</text:p>
          </table:table-cell>
          <table:table-cell office:value-type="float" office:value="0.05" table:style-name="ce4">
            <text:p>0,050</text:p>
          </table:table-cell>
          <table:table-cell table:style-name="ce2"/>
          <table:table-cell office:value-type="string" table:style-name="ce3">
            <text:p>I (S1) =</text:p>
          </table:table-cell>
          <table:table-cell office:value-type="float" office:value="4.3219280948873626" table:formula="of:=IF([.C2]=0;0;-1*LOG([.C2];2))" table:style-name="ce4">
            <text:p>4,322</text:p>
          </table:table-cell>
          <table:table-cell table:style-name="ce2"/>
          <table:table-cell office:value-type="string" table:style-name="ce3">
            <text:p>P(B1) =</text:p>
          </table:table-cell>
          <table:table-cell office:value-type="float" office:value="0.29500000000000004" table:formula="of:=SUMPRODUCT([.C11:.C16];[.C2:.C7])" table:style-name="ce4">
            <text:p>0,295</text:p>
          </table:table-cell>
          <table:table-cell table:style-name="ce5"/>
          <table:table-cell office:value-type="string" table:style-name="ce3">
            <text:p>I (B1) =</text:p>
          </table:table-cell>
          <table:table-cell office:value-type="float" office:value="1.7612131404128832" table:formula="of:=IF([.I2]=0;0;-1*LOG([.I2];2))" table:style-name="ce4">
            <text:p>1,761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2) =</text:p>
          </table:table-cell>
          <table:table-cell office:value-type="float" office:value="0.3" table:style-name="ce4">
            <text:p>0,300</text:p>
          </table:table-cell>
          <table:table-cell table:style-name="ce2"/>
          <table:table-cell office:value-type="string" table:style-name="ce3">
            <text:p>I (S2) =</text:p>
          </table:table-cell>
          <table:table-cell office:value-type="float" office:value="1.7369655941662063" table:formula="of:=IF([.C3]=0;0;-1*LOG([.C3];2))" table:style-name="ce4">
            <text:p>1,737</text:p>
          </table:table-cell>
          <table:table-cell table:style-name="ce2"/>
          <table:table-cell office:value-type="string" table:style-name="ce3">
            <text:p>P(B2) =</text:p>
          </table:table-cell>
          <table:table-cell office:value-type="float" office:value="0.28000000000000003" table:formula="of:=SUMPRODUCT([.D11:.D16];[.C2:.C7])" table:style-name="ce4">
            <text:p>0,280</text:p>
          </table:table-cell>
          <table:table-cell table:style-name="ce5"/>
          <table:table-cell office:value-type="string" table:style-name="ce3">
            <text:p>I (B2) =</text:p>
          </table:table-cell>
          <table:table-cell office:value-type="float" office:value="1.8365012677171204" table:formula="of:=IF([.I3]=0;0;-1*LOG([.I3];2))" table:style-name="ce4">
            <text:p>1,837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3) =</text:p>
          </table:table-cell>
          <table:table-cell office:value-type="float" office:value="0.2" table:style-name="ce4">
            <text:p>0,200</text:p>
          </table:table-cell>
          <table:table-cell table:style-name="ce2"/>
          <table:table-cell office:value-type="string" table:style-name="ce3">
            <text:p>I (S3) =</text:p>
          </table:table-cell>
          <table:table-cell office:value-type="float" office:value="2.3219280948873622" table:formula="of:=IF([.C4]=0;0;-1*LOG([.C4];2))" table:style-name="ce4">
            <text:p>2,322</text:p>
          </table:table-cell>
          <table:table-cell table:style-name="ce2"/>
          <table:table-cell office:value-type="string" table:style-name="ce3">
            <text:p>P(B3) =</text:p>
          </table:table-cell>
          <table:table-cell office:value-type="float" office:value="0.24500000000000002" table:formula="of:=SUMPRODUCT([.E11:.E16];[.C2:.C7])" table:style-name="ce4">
            <text:p>0,245</text:p>
          </table:table-cell>
          <table:table-cell table:style-name="ce5"/>
          <table:table-cell office:value-type="string" table:style-name="ce3">
            <text:p>I (B3) =</text:p>
          </table:table-cell>
          <table:table-cell office:value-type="float" office:value="2.0291463456595165" table:formula="of:=IF([.I4]=0;0;-1*LOG([.I4];2))" table:style-name="ce4">
            <text:p>2,029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4) =</text:p>
          </table:table-cell>
          <table:table-cell office:value-type="float" office:value="0.45" table:style-name="ce4">
            <text:p>0,450</text:p>
          </table:table-cell>
          <table:table-cell table:style-name="ce2"/>
          <table:table-cell office:value-type="string" table:style-name="ce3">
            <text:p>I (S4) =</text:p>
          </table:table-cell>
          <table:table-cell office:value-type="float" office:value="1.15200309344505" table:formula="of:=IF([.C5]=0;0;-1*LOG([.C5];2))" table:style-name="ce4">
            <text:p>1,152</text:p>
          </table:table-cell>
          <table:table-cell table:style-name="ce2"/>
          <table:table-cell office:value-type="string" table:style-name="ce3">
            <text:p>P(B4) =</text:p>
          </table:table-cell>
          <table:table-cell office:value-type="float" office:value="0.18000000000000002" table:formula="of:=SUMPRODUCT([.F11:.F16];[.C2:.C7])" table:style-name="ce4">
            <text:p>0,180</text:p>
          </table:table-cell>
          <table:table-cell table:style-name="ce5"/>
          <table:table-cell office:value-type="string" table:style-name="ce3">
            <text:p>I (B4) =</text:p>
          </table:table-cell>
          <table:table-cell office:value-type="float" office:value="2.4739311883324122" table:formula="of:=IF([.I5]=0;0;-1*LOG([.I5];2))" table:style-name="ce4">
            <text:p>2,474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5) =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3">
            <text:p>I (S5) =</text:p>
          </table:table-cell>
          <table:table-cell office:value-type="float" office:value="0" table:formula="of:=IF([.C6]=0;0;-1*LOG([.C6];2))" table:style-name="ce4">
            <text:p>0,000</text:p>
          </table:table-cell>
          <table:table-cell table:style-name="ce2"/>
          <table:table-cell office:value-type="string" table:style-name="ce3">
            <text:p>P(B5) =</text:p>
          </table:table-cell>
          <table:table-cell office:value-type="float" office:value="0" table:formula="of:=SUMPRODUCT([.G11:.G16];[.C2:.C7])" table:style-name="ce4">
            <text:p>0,000</text:p>
          </table:table-cell>
          <table:table-cell table:style-name="ce5"/>
          <table:table-cell office:value-type="string" table:style-name="ce3">
            <text:p>I (B5) =</text:p>
          </table:table-cell>
          <table:table-cell office:value-type="float" office:value="0" table:formula="of:=IF([.I6]=0;0;-1*LOG([.I6];2))" table:style-name="ce4">
            <text:p>0,000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6) =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3">
            <text:p>I (S6) =</text:p>
          </table:table-cell>
          <table:table-cell office:value-type="float" office:value="0" table:formula="of:=IF([.C7]=0;0;-1*LOG([.C7];2))" table:style-name="ce4">
            <text:p>0,000</text:p>
          </table:table-cell>
          <table:table-cell table:style-name="ce2"/>
          <table:table-cell office:value-type="string" table:style-name="ce3">
            <text:p>P(B6) =</text:p>
          </table:table-cell>
          <table:table-cell office:value-type="float" office:value="0" table:formula="of:=SUMPRODUCT([.H11:.H16];[.C2:.C7])" table:style-name="ce4">
            <text:p>0,000</text:p>
          </table:table-cell>
          <table:table-cell table:style-name="ce5"/>
          <table:table-cell office:value-type="string" table:style-name="ce3">
            <text:p>I (B6) =</text:p>
          </table:table-cell>
          <table:table-cell office:value-type="float" office:value="0" table:formula="of:=IF([.I7]=0;0;-1*LOG([.I7];2))" table:style-name="ce4">
            <text:p>0,000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13">
            <text:p>Matriz del canal</text:p>
          </table:table-cell>
          <table:table-cell table:number-columns-repeated="7" table:style-name="ce2"/>
          <table:table-cell office:value-type="string" table:style-name="ce2">
            <text:p>I(Bj/Si)</text:p>
          </table:table-cell>
          <table:table-cell table:number-columns-repeated="8" table:style-name="ce2"/>
          <table:table-cell table:number-columns-repeated="16366"/>
        </table:table-row>
        <table:table-row table:style-name="ro1">
          <table:table-cell table:style-name="ce2"/>
          <table:table-cell table:style-name="ce38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style-name="ce2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1</text:p>
          </table:table-cell>
          <table:table-cell office:value-type="float" office:value="0.2" table:style-name="ce4">
            <text:p>0,200</text:p>
          </table:table-cell>
          <table:table-cell office:value-type="float" office:value="0.3" table:style-name="ce4">
            <text:p>0,300</text:p>
          </table:table-cell>
          <table:table-cell office:value-type="float" office:value="0.2" table:style-name="ce4">
            <text:p>0,200</text:p>
          </table:table-cell>
          <table:table-cell office:value-type="float" office:value="0.3" table:style-name="ce4">
            <text:p>0,3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1</text:p>
          </table:table-cell>
          <table:table-cell office:value-type="float" office:value="2.3219280948873622" table:formula="of:=IF([.C11]=0;0;-1*LOG([.C11];2))" table:style-name="ce4">
            <text:p>2,322</text:p>
          </table:table-cell>
          <table:table-cell office:value-type="float" office:value="1.7369655941662063" table:formula="of:=IF([.D11]=0;0;-1*LOG([.D11];2))" table:style-name="ce4">
            <text:p>1,737</text:p>
          </table:table-cell>
          <table:table-cell office:value-type="float" office:value="2.3219280948873622" table:formula="of:=IF([.E11]=0;0;-1*LOG([.E11];2))" table:style-name="ce4">
            <text:p>2,322</text:p>
          </table:table-cell>
          <table:table-cell office:value-type="float" office:value="1.7369655941662063" table:formula="of:=IF([.F11]=0;0;-1*LOG([.F11];2))" table:style-name="ce4">
            <text:p>1,737</text:p>
          </table:table-cell>
          <table:table-cell office:value-type="float" office:value="0" table:formula="of:=IF([.G11]=0;0;-1*LOG([.G11];2))" table:style-name="ce4">
            <text:p>0,000</text:p>
          </table:table-cell>
          <table:table-cell office:value-type="float" office:value="0" table:formula="of:=IF([.H11]=0;0;-1*LOG([.H11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2</text:p>
          </table:table-cell>
          <table:table-cell office:value-type="float" office:value="0.3" table:style-name="ce4">
            <text:p>0,300</text:p>
          </table:table-cell>
          <table:table-cell office:value-type="float" office:value="0.3" table:style-name="ce4">
            <text:p>0,300</text:p>
          </table:table-cell>
          <table:table-cell office:value-type="float" office:value="0.2" table:style-name="ce4">
            <text:p>0,200</text:p>
          </table:table-cell>
          <table:table-cell office:value-type="float" office:value="0.2" table:style-name="ce4">
            <text:p>0,2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2</text:p>
          </table:table-cell>
          <table:table-cell office:value-type="float" office:value="1.7369655941662063" table:formula="of:=IF([.C12]=0;0;-1*LOG([.C12];2))" table:style-name="ce4">
            <text:p>1,737</text:p>
          </table:table-cell>
          <table:table-cell office:value-type="float" office:value="1.7369655941662063" table:formula="of:=IF([.D12]=0;0;-1*LOG([.D12];2))" table:style-name="ce4">
            <text:p>1,737</text:p>
          </table:table-cell>
          <table:table-cell office:value-type="float" office:value="2.3219280948873622" table:formula="of:=IF([.E12]=0;0;-1*LOG([.E12];2))" table:style-name="ce4">
            <text:p>2,322</text:p>
          </table:table-cell>
          <table:table-cell office:value-type="float" office:value="2.3219280948873622" table:formula="of:=IF([.F12]=0;0;-1*LOG([.F12];2))" table:style-name="ce4">
            <text:p>2,322</text:p>
          </table:table-cell>
          <table:table-cell office:value-type="float" office:value="0" table:formula="of:=IF([.G12]=0;0;-1*LOG([.G12];2))" table:style-name="ce4">
            <text:p>0,000</text:p>
          </table:table-cell>
          <table:table-cell office:value-type="float" office:value="0" table:formula="of:=IF([.H12]=0;0;-1*LOG([.H12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3</text:p>
          </table:table-cell>
          <table:table-cell office:value-type="float" office:value="0.3" table:style-name="ce4">
            <text:p>0,300</text:p>
          </table:table-cell>
          <table:table-cell office:value-type="float" office:value="0.2" table:style-name="ce4">
            <text:p>0,200</text:p>
          </table:table-cell>
          <table:table-cell office:value-type="float" office:value="0.2" table:style-name="ce4">
            <text:p>0,200</text:p>
          </table:table-cell>
          <table:table-cell office:value-type="float" office:value="0.3" table:style-name="ce4">
            <text:p>0,3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3</text:p>
          </table:table-cell>
          <table:table-cell office:value-type="float" office:value="1.7369655941662063" table:formula="of:=IF([.C13]=0;0;-1*LOG([.C13];2))" table:style-name="ce4">
            <text:p>1,737</text:p>
          </table:table-cell>
          <table:table-cell office:value-type="float" office:value="2.3219280948873622" table:formula="of:=IF([.D13]=0;0;-1*LOG([.D13];2))" table:style-name="ce4">
            <text:p>2,322</text:p>
          </table:table-cell>
          <table:table-cell office:value-type="float" office:value="2.3219280948873622" table:formula="of:=IF([.E13]=0;0;-1*LOG([.E13];2))" table:style-name="ce4">
            <text:p>2,322</text:p>
          </table:table-cell>
          <table:table-cell office:value-type="float" office:value="1.7369655941662063" table:formula="of:=IF([.F13]=0;0;-1*LOG([.F13];2))" table:style-name="ce4">
            <text:p>1,737</text:p>
          </table:table-cell>
          <table:table-cell office:value-type="float" office:value="0" table:formula="of:=IF([.G13]=0;0;-1*LOG([.G13];2))" table:style-name="ce4">
            <text:p>0,000</text:p>
          </table:table-cell>
          <table:table-cell office:value-type="float" office:value="0" table:formula="of:=IF([.H13]=0;0;-1*LOG([.H13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4</text:p>
          </table:table-cell>
          <table:table-cell office:value-type="float" office:value="0.3" table:style-name="ce4">
            <text:p>0,300</text:p>
          </table:table-cell>
          <table:table-cell office:value-type="float" office:value="0.3" table:style-name="ce4">
            <text:p>0,300</text:p>
          </table:table-cell>
          <table:table-cell office:value-type="float" office:value="0.3" table:style-name="ce4">
            <text:p>0,300</text:p>
          </table:table-cell>
          <table:table-cell office:value-type="float" office:value="0.1" table:style-name="ce4">
            <text:p>0,1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4</text:p>
          </table:table-cell>
          <table:table-cell office:value-type="float" office:value="1.7369655941662063" table:formula="of:=IF([.C14]=0;0;-1*LOG([.C14];2))" table:style-name="ce4">
            <text:p>1,737</text:p>
          </table:table-cell>
          <table:table-cell office:value-type="float" office:value="1.7369655941662063" table:formula="of:=IF([.D14]=0;0;-1*LOG([.D14];2))" table:style-name="ce4">
            <text:p>1,737</text:p>
          </table:table-cell>
          <table:table-cell office:value-type="float" office:value="1.7369655941662063" table:formula="of:=IF([.E14]=0;0;-1*LOG([.E14];2))" table:style-name="ce4">
            <text:p>1,737</text:p>
          </table:table-cell>
          <table:table-cell office:value-type="float" office:value="3.3219280948873622" table:formula="of:=IF([.F14]=0;0;-1*LOG([.F14];2))" table:style-name="ce4">
            <text:p>3,322</text:p>
          </table:table-cell>
          <table:table-cell office:value-type="float" office:value="0" table:formula="of:=IF([.G14]=0;0;-1*LOG([.G14];2))" table:style-name="ce4">
            <text:p>0,000</text:p>
          </table:table-cell>
          <table:table-cell office:value-type="float" office:value="0" table:formula="of:=IF([.H14]=0;0;-1*LOG([.H14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5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5</text:p>
          </table:table-cell>
          <table:table-cell office:value-type="float" office:value="0" table:formula="of:=IF([.C15]=0;0;-1*LOG([.C15];2))" table:style-name="ce4">
            <text:p>0,000</text:p>
          </table:table-cell>
          <table:table-cell office:value-type="float" office:value="0" table:formula="of:=IF([.D15]=0;0;-1*LOG([.D15];2))" table:style-name="ce4">
            <text:p>0,000</text:p>
          </table:table-cell>
          <table:table-cell office:value-type="float" office:value="0" table:formula="of:=IF([.E15]=0;0;-1*LOG([.E15];2))" table:style-name="ce4">
            <text:p>0,000</text:p>
          </table:table-cell>
          <table:table-cell office:value-type="float" office:value="0" table:formula="of:=IF([.F15]=0;0;-1*LOG([.F15];2))" table:style-name="ce4">
            <text:p>0,000</text:p>
          </table:table-cell>
          <table:table-cell office:value-type="float" office:value="0" table:formula="of:=IF([.G15]=0;0;-1*LOG([.G15];2))" table:style-name="ce4">
            <text:p>0,000</text:p>
          </table:table-cell>
          <table:table-cell office:value-type="float" office:value="0" table:formula="of:=IF([.H15]=0;0;-1*LOG([.H15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6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6</text:p>
          </table:table-cell>
          <table:table-cell office:value-type="float" office:value="0" table:formula="of:=IF([.C16]=0;0;-1*LOG([.C16];2))" table:style-name="ce4">
            <text:p>0,000</text:p>
          </table:table-cell>
          <table:table-cell office:value-type="float" office:value="0" table:formula="of:=IF([.D16]=0;0;-1*LOG([.D16];2))" table:style-name="ce4">
            <text:p>0,000</text:p>
          </table:table-cell>
          <table:table-cell office:value-type="float" office:value="0" table:formula="of:=IF([.E16]=0;0;-1*LOG([.E16];2))" table:style-name="ce4">
            <text:p>0,000</text:p>
          </table:table-cell>
          <table:table-cell office:value-type="float" office:value="0" table:formula="of:=IF([.F16]=0;0;-1*LOG([.F16];2))" table:style-name="ce4">
            <text:p>0,000</text:p>
          </table:table-cell>
          <table:table-cell office:value-type="float" office:value="0" table:formula="of:=IF([.G16]=0;0;-1*LOG([.G16];2))" table:style-name="ce4">
            <text:p>0,000</text:p>
          </table:table-cell>
          <table:table-cell office:value-type="float" office:value="0" table:formula="of:=IF([.H16]=0;0;-1*LOG([.H16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number-columns-repeated="4" table:style-name="ce2"/>
          <table:table-cell office:value-type="string" table:style-name="ce2">
            <text:p>Entropía 'a priori'</text:p>
          </table:table-cell>
          <table:table-cell table:number-columns-repeated="2" table:style-name="ce2"/>
          <table:table-cell office:value-type="string" table:style-name="ce2">
            <text:p>Equivocación</text:p>
          </table:table-cell>
          <table:table-cell table:number-columns-repeated="2" table:style-name="ce2"/>
          <table:table-cell office:value-type="string" table:style-name="ce2">
            <text:p>Entropía 'a posteriori'</text:p>
          </table:table-cell>
          <table:table-cell table:number-columns-repeated="7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9">
            <text:p>H(B)</text:p>
          </table:table-cell>
          <table:table-cell office:value-type="float" office:value="1.9762266999690101" table:formula="of:=SUMPRODUCT([.I2:.I7];[.L2:.L7])" table:style-name="ce10">
            <text:p>1,976</text:p>
          </table:table-cell>
          <table:table-cell table:style-name="ce2"/>
          <table:table-cell office:value-type="string" table:style-name="ce11">
            <text:p>H(A)</text:p>
          </table:table-cell>
          <table:table-cell office:value-type="float" office:value="1.7199730940219751" table:formula="of:=SUMPRODUCT([.C2:.C7];[.F2:.F7])" table:style-name="ce10">
            <text:p>1,720</text:p>
          </table:table-cell>
          <table:table-cell table:style-name="ce2"/>
          <table:table-cell office:value-type="string" table:style-name="ce9">
            <text:p>H(B/A)</text:p>
          </table:table-cell>
          <table:table-cell office:value-type="float" office:value="1.9369806568573125" table:formula="of:=SUMPRODUCT([.C40:.H45];[.K11:.P16])" table:style-name="ce10">
            <text:p>1,937</text:p>
          </table:table-cell>
          <table:table-cell table:style-name="ce2"/>
          <table:table-cell office:value-type="string" table:style-name="ce11">
            <text:p>H(A/B)</text:p>
          </table:table-cell>
          <table:table-cell office:value-type="float" office:value="1.6807270509102776" table:formula="of:=SUMPRODUCT([.C40:.H45];[.K31:.P36])" table:style-name="ce10">
            <text:p>1,681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number-columns-repeated="4" table:style-name="ce2"/>
          <table:table-cell table:style-name="ce12"/>
          <table:table-cell table:number-columns-repeated="13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13">
            <text:p>Información Mutua</text:p>
          </table:table-cell>
          <table:table-cell table:number-columns-repeated="2" table:style-name="ce2"/>
          <table:table-cell office:value-type="string" table:style-name="ce6">
            <text:p>Información Mutua</text:p>
          </table:table-cell>
          <table:table-cell table:number-columns-repeated="2" table:style-name="ce2"/>
          <table:table-cell office:value-type="string" table:style-name="ce2">
            <text:p>Entropía del Canal</text:p>
          </table:table-cell>
          <table:table-cell table:number-columns-repeated="2" table:style-name="ce2"/>
          <table:table-cell office:value-type="string" table:style-name="ce2">
            <text:p>Entropía del Canal</text:p>
          </table:table-cell>
          <table:table-cell table:number-columns-repeated="2" table:style-name="ce2"/>
          <table:table-cell office:value-type="string" table:style-name="ce2">
            <text:p>Entropía del Canal</text:p>
          </table:table-cell>
          <table:table-cell table:number-columns-repeated="4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14">
            <text:p>H(B) - H(B/A)</text:p>
          </table:table-cell>
          <table:table-cell office:value-type="float" office:value="3.9246043111697659E-2" table:formula="of:=[.C19]-[.I19]" table:style-name="ce10">
            <text:p>0,039</text:p>
          </table:table-cell>
          <table:table-cell table:style-name="ce2"/>
          <table:table-cell office:value-type="string" table:style-name="ce11">
            <text:p>H(A) - H(A/B)</text:p>
          </table:table-cell>
          <table:table-cell office:value-type="float" office:value="3.9246043111697437E-2" table:formula="of:=[.F19]-[.L19]" table:style-name="ce10">
            <text:p>0,039</text:p>
          </table:table-cell>
          <table:table-cell table:style-name="ce2"/>
          <table:table-cell office:value-type="string" table:style-name="ce11">
            <text:p>H(B)+H(A/B)</text:p>
          </table:table-cell>
          <table:table-cell office:value-type="float" office:value="3.6569537508792878" table:formula="of:=[.C19]+[.L19]" table:style-name="ce10">
            <text:p>3,657</text:p>
          </table:table-cell>
          <table:table-cell table:style-name="ce2"/>
          <table:table-cell office:value-type="string" table:style-name="ce11">
            <text:p>H(A)+H(B/A)</text:p>
          </table:table-cell>
          <table:table-cell office:value-type="float" office:value="3.6569537508792873" table:formula="of:=[.F19]+[.I19]" table:style-name="ce10">
            <text:p>3,657</text:p>
          </table:table-cell>
          <table:table-cell table:style-name="ce2"/>
          <table:table-cell office:value-type="string" table:style-name="ce11">
            <text:p>H(A)+H(B)-I(A,B)</text:p>
          </table:table-cell>
          <table:table-cell office:value-type="float" office:value="3.6569537508792873" table:formula="of:=[.F19]+[.C19]-[.C22]" table:style-name="ce10">
            <text:p>3,657</text:p>
          </table:table-cell>
          <table:table-cell table:number-columns-repeated="3" table:style-name="ce2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style-name="ce2"/>
          <table:table-cell table:style-name="ce15"/>
          <table:table-cell table:style-name="ce13"/>
          <table:table-cell table:number-columns-repeated="10" table:style-name="ce2"/>
          <table:table-cell table:style-name="ce16"/>
          <table:table-cell table:number-columns-repeated="4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Entropías 'a posteriori'</text:p>
          </table:table-cell>
          <table:table-cell table:number-columns-repeated="5" table:style-name="ce2"/>
          <table:table-cell table:number-columns-repeated="2" table:style-name="ce16"/>
          <table:table-cell table:style-name="ce17"/>
          <table:table-cell table:style-name="ce18"/>
          <table:table-cell table:number-columns-repeated="2" table:style-name="ce2"/>
          <table:table-cell table:style-name="ce19"/>
          <table:table-cell table:number-columns-repeated="4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9">
            <text:p>H(S/B1)</text:p>
          </table:table-cell>
          <table:table-cell office:value-type="string" table:style-name="ce9">
            <text:p>H(S/B2)</text:p>
          </table:table-cell>
          <table:table-cell office:value-type="string" table:style-name="ce39">
            <text:p>H(S/B3)</text:p>
          </table:table-cell>
          <table:table-cell office:value-type="string" table:style-name="ce45">
            <text:p>H(S/B4)</text:p>
          </table:table-cell>
          <table:table-cell table:style-name="ce43"/>
          <table:table-cell table:style-name="ce41"/>
          <table:table-cell table:style-name="ce20"/>
          <table:table-cell table:style-name="ce13"/>
          <table:table-cell table:style-name="ce20"/>
          <table:table-cell table:style-name="ce13"/>
          <table:table-cell table:number-columns-repeated="2" table:style-name="ce2"/>
          <table:table-cell table:style-name="ce21"/>
          <table:table-cell table:style-name="ce22"/>
          <table:table-cell table:number-columns-repeated="3" table:style-name="ce2"/>
          <table:table-cell table:number-columns-repeated="16366"/>
        </table:table-row>
        <table:table-row table:style-name="ro1">
          <table:table-cell table:style-name="ce2"/>
          <table:table-cell office:value-type="float" office:value="1.671453852869822" table:formula="of:=SUMPRODUCT([.C31:.C36];[.K31:.K36])" table:style-name="ce10">
            <text:p>1,671</text:p>
          </table:table-cell>
          <table:table-cell office:value-type="float" office:value="1.6610067062265554" table:formula="of:=SUMPRODUCT([.D31:.D36];[.L31:.L36])" table:style-name="ce10">
            <text:p>1,661</text:p>
          </table:table-cell>
          <table:table-cell office:value-type="float" office:value="1.5861075468281158" table:formula="of:=SUMPRODUCT([.E31:.E36];[.M31:.M36])" table:style-name="ce40">
            <text:p>1,586</text:p>
          </table:table-cell>
          <table:table-cell office:value-type="float" office:value="1.855388542207534" table:formula="of:=SUMPRODUCT([.F31:.F36];[.N31:.N36])" table:style-name="ce46">
            <text:p>1,855</text:p>
          </table:table-cell>
          <table:table-cell table:style-name="ce44"/>
          <table:table-cell table:style-name="ce42"/>
          <table:table-cell table:style-name="ce24"/>
          <table:table-cell table:style-name="ce25"/>
          <table:table-cell table:style-name="ce13"/>
          <table:table-cell table:style-name="ce24"/>
          <table:table-cell table:number-columns-repeated="2" table:style-name="ce2"/>
          <table:table-cell table:style-name="ce26"/>
          <table:table-cell table:number-columns-repeated="4" table:style-name="ce2"/>
          <table:table-cell table:number-columns-repeated="16366"/>
        </table:table-row>
        <table:table-row table:style-name="ro1">
          <table:table-cell table:number-columns-repeated="6" table:style-name="ce2"/>
          <table:table-cell table:style-name="ce27"/>
          <table:table-cell table:style-name="ce21"/>
          <table:table-cell table:style-name="ce28"/>
          <table:table-cell table:number-columns-repeated="2" table:style-name="ce29"/>
          <table:table-cell table:style-name="ce21"/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5">
            <text:p>P(Si/Bj)</text:p>
          </table:table-cell>
          <table:table-cell table:number-columns-repeated="6" table:style-name="ce2"/>
          <table:table-cell table:style-name="ce16"/>
          <table:table-cell office:value-type="string" table:style-name="ce5">
            <text:p>I(Si/Bj)</text:p>
          </table:table-cell>
          <table:table-cell table:number-columns-repeated="8" table:style-name="ce2"/>
          <table:table-cell table:number-columns-repeated="16366"/>
        </table:table-row>
        <table:table-row table:style-name="ro1">
          <table:table-cell table:style-name="ce2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30">
            <text:p>B5</text:p>
          </table:table-cell>
          <table:table-cell office:value-type="string" table:style-name="ce8">
            <text:p>B6</text:p>
          </table:table-cell>
          <table:table-cell table:style-name="ce31"/>
          <table:table-cell table:style-name="ce7"/>
          <table:table-cell office:value-type="string" table:style-name="ce32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1</text:p>
          </table:table-cell>
          <table:table-cell office:value-type="float" office:value="3.3898305084745763E-2" table:formula="of:=IF([.$I$2]=0;0;[.C11]*[.$C2]/[.$I$2])" table:style-name="ce4">
            <text:p>0,034</text:p>
          </table:table-cell>
          <table:table-cell office:value-type="float" office:value="5.3571428571428562E-2" table:formula="of:=IF([.$I$3]=0;0;[.D11]*[.$C2]/[.$I$3])" table:style-name="ce4">
            <text:p>0,054</text:p>
          </table:table-cell>
          <table:table-cell office:value-type="float" office:value="4.0816326530612249E-2" table:formula="of:=IF([.$I$4]=0;0;[.E11]*[.$C2]/[.$I$4])" table:style-name="ce4">
            <text:p>0,041</text:p>
          </table:table-cell>
          <table:table-cell office:value-type="float" office:value="8.3333333333333315E-2" table:formula="of:=IF([.$I$5]=0;0;[.F11]*[.$C2]/[.$I$5])" table:style-name="ce4">
            <text:p>0,083</text:p>
          </table:table-cell>
          <table:table-cell office:value-type="float" office:value="0" table:formula="of:=IF([.$I$6]=0;0;[.G11]*[.$C2]/[.$I$6])" table:style-name="ce33">
            <text:p>0,000</text:p>
          </table:table-cell>
          <table:table-cell office:value-type="float" office:value="0" table:formula="of:=IF([.$I$7]=0;0;[.H11]*[.$C2]/[.$I$7])" table:style-name="ce4">
            <text:p>0,000</text:p>
          </table:table-cell>
          <table:table-cell table:style-name="ce34"/>
          <table:table-cell office:value-type="string" table:style-name="ce35">
            <text:p>S1</text:p>
          </table:table-cell>
          <table:table-cell office:value-type="float" office:value="4.8826430493618416" table:formula="of:=IF([.C31]=0;0;-1*LOG([.C31];2))" table:style-name="ce4">
            <text:p>4,883</text:p>
          </table:table-cell>
          <table:table-cell office:value-type="float" office:value="4.2223924213364485" table:formula="of:=IF([.D31]=0;0;-1*LOG([.D31];2))" table:style-name="ce4">
            <text:p>4,222</text:p>
          </table:table-cell>
          <table:table-cell office:value-type="float" office:value="4.6147098441152083" table:formula="of:=IF([.E31]=0;0;-1*LOG([.E31];2))" table:style-name="ce4">
            <text:p>4,615</text:p>
          </table:table-cell>
          <table:table-cell office:value-type="float" office:value="3.5849625007211565" table:formula="of:=IF([.F31]=0;0;-1*LOG([.F31];2))" table:style-name="ce4">
            <text:p>3,585</text:p>
          </table:table-cell>
          <table:table-cell office:value-type="float" office:value="0" table:formula="of:=IF([.G31]=0;0;-1*LOG([.G31];2))" table:style-name="ce4">
            <text:p>0,000</text:p>
          </table:table-cell>
          <table:table-cell office:value-type="float" office:value="0" table:formula="of:=IF([.H31]=0;0;-1*LOG([.H31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2</text:p>
          </table:table-cell>
          <table:table-cell office:value-type="float" office:value="0.30508474576271183" table:formula="of:=IF([.$I$2]=0;0;[.C12]*[.$C3]/[.$I$2])" table:style-name="ce4">
            <text:p>0,305</text:p>
          </table:table-cell>
          <table:table-cell office:value-type="float" office:value="0.3214285714285714" table:formula="of:=IF([.$I$3]=0;0;[.D12]*[.$C3]/[.$I$3])" table:style-name="ce4">
            <text:p>0,321</text:p>
          </table:table-cell>
          <table:table-cell office:value-type="float" office:value="0.24489795918367344" table:formula="of:=IF([.$I$4]=0;0;[.E12]*[.$C3]/[.$I$4])" table:style-name="ce4">
            <text:p>0,245</text:p>
          </table:table-cell>
          <table:table-cell office:value-type="float" office:value="0.33333333333333326" table:formula="of:=IF([.$I$5]=0;0;[.F12]*[.$C3]/[.$I$5])" table:style-name="ce4">
            <text:p>0,333</text:p>
          </table:table-cell>
          <table:table-cell office:value-type="float" office:value="0" table:formula="of:=IF([.$I$6]=0;0;[.G12]*[.$C3]/[.$I$6])" table:style-name="ce33">
            <text:p>0,000</text:p>
          </table:table-cell>
          <table:table-cell office:value-type="float" office:value="0" table:formula="of:=IF([.$I$7]=0;0;[.H12]*[.$C3]/[.$I$7])" table:style-name="ce4">
            <text:p>0,000</text:p>
          </table:table-cell>
          <table:table-cell table:style-name="ce20"/>
          <table:table-cell office:value-type="string" table:style-name="ce32">
            <text:p>S2</text:p>
          </table:table-cell>
          <table:table-cell office:value-type="float" office:value="1.7127180479195292" table:formula="of:=IF([.C32]=0;0;-1*LOG([.C32];2))" table:style-name="ce4">
            <text:p>1,713</text:p>
          </table:table-cell>
          <table:table-cell office:value-type="float" office:value="1.637429920615292" table:formula="of:=IF([.D32]=0;0;-1*LOG([.D32];2))" table:style-name="ce4">
            <text:p>1,637</text:p>
          </table:table-cell>
          <table:table-cell office:value-type="float" office:value="2.0297473433940523" table:formula="of:=IF([.E32]=0;0;-1*LOG([.E32];2))" table:style-name="ce4">
            <text:p>2,030</text:p>
          </table:table-cell>
          <table:table-cell office:value-type="float" office:value="1.5849625007211567" table:formula="of:=IF([.F32]=0;0;-1*LOG([.F32];2))" table:style-name="ce4">
            <text:p>1,585</text:p>
          </table:table-cell>
          <table:table-cell office:value-type="float" office:value="0" table:formula="of:=IF([.G32]=0;0;-1*LOG([.G32];2))" table:style-name="ce4">
            <text:p>0,000</text:p>
          </table:table-cell>
          <table:table-cell office:value-type="float" office:value="0" table:formula="of:=IF([.H32]=0;0;-1*LOG([.H32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3</text:p>
          </table:table-cell>
          <table:table-cell office:value-type="float" office:value="0.20338983050847453" table:formula="of:=IF([.$I$2]=0;0;[.C13]*[.$C4]/[.$I$2])" table:style-name="ce4">
            <text:p>0,203</text:p>
          </table:table-cell>
          <table:table-cell office:value-type="float" office:value="0.14285714285714288" table:formula="of:=IF([.$I$3]=0;0;[.D13]*[.$C4]/[.$I$3])" table:style-name="ce4">
            <text:p>0,143</text:p>
          </table:table-cell>
          <table:table-cell office:value-type="float" office:value="0.16326530612244899" table:formula="of:=IF([.$I$4]=0;0;[.E13]*[.$C4]/[.$I$4])" table:style-name="ce4">
            <text:p>0,163</text:p>
          </table:table-cell>
          <table:table-cell office:value-type="float" office:value="0.33333333333333326" table:formula="of:=IF([.$I$5]=0;0;[.F13]*[.$C4]/[.$I$5])" table:style-name="ce4">
            <text:p>0,333</text:p>
          </table:table-cell>
          <table:table-cell office:value-type="float" office:value="0" table:formula="of:=IF([.$I$6]=0;0;[.G13]*[.$C4]/[.$I$6])" table:style-name="ce33">
            <text:p>0,000</text:p>
          </table:table-cell>
          <table:table-cell office:value-type="float" office:value="0" table:formula="of:=IF([.$I$7]=0;0;[.H13]*[.$C4]/[.$I$7])" table:style-name="ce4">
            <text:p>0,000</text:p>
          </table:table-cell>
          <table:table-cell table:style-name="ce20"/>
          <table:table-cell office:value-type="string" table:style-name="ce32">
            <text:p>S3</text:p>
          </table:table-cell>
          <table:table-cell office:value-type="float" office:value="2.2976805486406855" table:formula="of:=IF([.C33]=0;0;-1*LOG([.C33];2))" table:style-name="ce4">
            <text:p>2,298</text:p>
          </table:table-cell>
          <table:table-cell office:value-type="float" office:value="2.8073549220576042" table:formula="of:=IF([.D33]=0;0;-1*LOG([.D33];2))" table:style-name="ce4">
            <text:p>2,807</text:p>
          </table:table-cell>
          <table:table-cell office:value-type="float" office:value="2.6147098441152079" table:formula="of:=IF([.E33]=0;0;-1*LOG([.E33];2))" table:style-name="ce4">
            <text:p>2,615</text:p>
          </table:table-cell>
          <table:table-cell office:value-type="float" office:value="1.5849625007211567" table:formula="of:=IF([.F33]=0;0;-1*LOG([.F33];2))" table:style-name="ce4">
            <text:p>1,585</text:p>
          </table:table-cell>
          <table:table-cell office:value-type="float" office:value="0" table:formula="of:=IF([.G33]=0;0;-1*LOG([.G33];2))" table:style-name="ce4">
            <text:p>0,000</text:p>
          </table:table-cell>
          <table:table-cell office:value-type="float" office:value="0" table:formula="of:=IF([.H33]=0;0;-1*LOG([.H33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4</text:p>
          </table:table-cell>
          <table:table-cell office:value-type="float" office:value="0.45762711864406774" table:formula="of:=IF([.$I$2]=0;0;[.C14]*[.$C5]/[.$I$2])" table:style-name="ce4">
            <text:p>0,458</text:p>
          </table:table-cell>
          <table:table-cell office:value-type="float" office:value="0.48214285714285715" table:formula="of:=IF([.$I$3]=0;0;[.D14]*[.$C5]/[.$I$3])" table:style-name="ce4">
            <text:p>0,482</text:p>
          </table:table-cell>
          <table:table-cell office:value-type="float" office:value="0.55102040816326525" table:formula="of:=IF([.$I$4]=0;0;[.E14]*[.$C5]/[.$I$4])" table:style-name="ce4">
            <text:p>0,551</text:p>
          </table:table-cell>
          <table:table-cell office:value-type="float" office:value="0.25" table:formula="of:=IF([.$I$5]=0;0;[.F14]*[.$C5]/[.$I$5])" table:style-name="ce4">
            <text:p>0,250</text:p>
          </table:table-cell>
          <table:table-cell office:value-type="float" office:value="0" table:formula="of:=IF([.$I$6]=0;0;[.G14]*[.$C5]/[.$I$6])" table:style-name="ce33">
            <text:p>0,000</text:p>
          </table:table-cell>
          <table:table-cell office:value-type="float" office:value="0" table:formula="of:=IF([.$I$7]=0;0;[.H14]*[.$C5]/[.$I$7])" table:style-name="ce4">
            <text:p>0,000</text:p>
          </table:table-cell>
          <table:table-cell table:style-name="ce20"/>
          <table:table-cell office:value-type="string" table:style-name="ce32">
            <text:p>S4</text:p>
          </table:table-cell>
          <table:table-cell office:value-type="float" office:value="1.1277555471983729" table:formula="of:=IF([.C34]=0;0;-1*LOG([.C34];2))" table:style-name="ce4">
            <text:p>1,128</text:p>
          </table:table-cell>
          <table:table-cell office:value-type="float" office:value="1.0524674198941357" table:formula="of:=IF([.D34]=0;0;-1*LOG([.D34];2))" table:style-name="ce4">
            <text:p>1,052</text:p>
          </table:table-cell>
          <table:table-cell office:value-type="float" office:value="0.8598223419517399" table:formula="of:=IF([.E34]=0;0;-1*LOG([.E34];2))" table:style-name="ce4">
            <text:p>0,860</text:p>
          </table:table-cell>
          <table:table-cell office:value-type="float" office:value="2" table:formula="of:=IF([.F34]=0;0;-1*LOG([.F34];2))" table:style-name="ce4">
            <text:p>2,000</text:p>
          </table:table-cell>
          <table:table-cell office:value-type="float" office:value="0" table:formula="of:=IF([.G34]=0;0;-1*LOG([.G34];2))" table:style-name="ce4">
            <text:p>0,000</text:p>
          </table:table-cell>
          <table:table-cell office:value-type="float" office:value="0" table:formula="of:=IF([.H34]=0;0;-1*LOG([.H34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5</text:p>
          </table:table-cell>
          <table:table-cell office:value-type="float" office:value="0" table:formula="of:=IF([.$I$2]=0;0;[.C15]*[.$C6]/[.$I$2])" table:style-name="ce4">
            <text:p>0,000</text:p>
          </table:table-cell>
          <table:table-cell office:value-type="float" office:value="0" table:formula="of:=IF([.$I$3]=0;0;[.D15]*[.$C6]/[.$I$3])" table:style-name="ce4">
            <text:p>0,000</text:p>
          </table:table-cell>
          <table:table-cell office:value-type="float" office:value="0" table:formula="of:=IF([.$I$4]=0;0;[.E15]*[.$C6]/[.$I$4])" table:style-name="ce4">
            <text:p>0,000</text:p>
          </table:table-cell>
          <table:table-cell office:value-type="float" office:value="0" table:formula="of:=IF([.$I$5]=0;0;[.F15]*[.$C6]/[.$I$5])" table:style-name="ce4">
            <text:p>0,000</text:p>
          </table:table-cell>
          <table:table-cell office:value-type="float" office:value="0" table:formula="of:=IF([.$I$6]=0;0;[.G15]*[.$C6]/[.$I$6])" table:style-name="ce33">
            <text:p>0,000</text:p>
          </table:table-cell>
          <table:table-cell office:value-type="float" office:value="0" table:formula="of:=IF([.$I$7]=0;0;[.H15]*[.$C6]/[.$I$7])" table:style-name="ce4">
            <text:p>0,000</text:p>
          </table:table-cell>
          <table:table-cell table:style-name="ce20"/>
          <table:table-cell office:value-type="string" table:style-name="ce32">
            <text:p>S5</text:p>
          </table:table-cell>
          <table:table-cell office:value-type="float" office:value="0" table:formula="of:=IF([.C35]=0;0;-1*LOG([.C35];2))" table:style-name="ce4">
            <text:p>0,000</text:p>
          </table:table-cell>
          <table:table-cell office:value-type="float" office:value="0" table:formula="of:=IF([.D35]=0;0;-1*LOG([.D35];2))" table:style-name="ce4">
            <text:p>0,000</text:p>
          </table:table-cell>
          <table:table-cell office:value-type="float" office:value="0" table:formula="of:=IF([.E35]=0;0;-1*LOG([.E35];2))" table:style-name="ce4">
            <text:p>0,000</text:p>
          </table:table-cell>
          <table:table-cell office:value-type="float" office:value="0" table:formula="of:=IF([.F35]=0;0;-1*LOG([.F35];2))" table:style-name="ce4">
            <text:p>0,000</text:p>
          </table:table-cell>
          <table:table-cell office:value-type="float" office:value="0" table:formula="of:=IF([.G35]=0;0;-1*LOG([.G35];2))" table:style-name="ce4">
            <text:p>0,000</text:p>
          </table:table-cell>
          <table:table-cell office:value-type="float" office:value="0" table:formula="of:=IF([.H35]=0;0;-1*LOG([.H35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6</text:p>
          </table:table-cell>
          <table:table-cell office:value-type="float" office:value="0" table:formula="of:=IF([.$I$2]=0;0;[.C16]*[.$C7]/[.$I$2])" table:style-name="ce4">
            <text:p>0,000</text:p>
          </table:table-cell>
          <table:table-cell office:value-type="float" office:value="0" table:formula="of:=IF([.$I$3]=0;0;[.D16]*[.$C7]/[.$I$3])" table:style-name="ce4">
            <text:p>0,000</text:p>
          </table:table-cell>
          <table:table-cell office:value-type="float" office:value="0" table:formula="of:=IF([.$I$4]=0;0;[.E16]*[.$C7]/[.$I$4])" table:style-name="ce4">
            <text:p>0,000</text:p>
          </table:table-cell>
          <table:table-cell office:value-type="float" office:value="0" table:formula="of:=IF([.$I$5]=0;0;[.F16]*[.$C7]/[.$I$5])" table:style-name="ce4">
            <text:p>0,000</text:p>
          </table:table-cell>
          <table:table-cell office:value-type="float" office:value="0" table:formula="of:=IF([.$I$6]=0;0;[.G16]*[.$C7]/[.$I$6])" table:style-name="ce33">
            <text:p>0,000</text:p>
          </table:table-cell>
          <table:table-cell office:value-type="float" office:value="0" table:formula="of:=IF([.$I$7]=0;0;[.H16]*[.$C7]/[.$I$7])" table:style-name="ce4">
            <text:p>0,000</text:p>
          </table:table-cell>
          <table:table-cell table:style-name="ce34"/>
          <table:table-cell office:value-type="string" table:style-name="ce32">
            <text:p>S6</text:p>
          </table:table-cell>
          <table:table-cell office:value-type="float" office:value="0" table:formula="of:=IF([.C36]=0;0;-1*LOG([.C36];2))" table:style-name="ce4">
            <text:p>0,000</text:p>
          </table:table-cell>
          <table:table-cell office:value-type="float" office:value="0" table:formula="of:=IF([.D36]=0;0;-1*LOG([.D36];2))" table:style-name="ce4">
            <text:p>0,000</text:p>
          </table:table-cell>
          <table:table-cell office:value-type="float" office:value="0" table:formula="of:=IF([.E36]=0;0;-1*LOG([.E36];2))" table:style-name="ce4">
            <text:p>0,000</text:p>
          </table:table-cell>
          <table:table-cell office:value-type="float" office:value="0" table:formula="of:=IF([.F36]=0;0;-1*LOG([.F36];2))" table:style-name="ce4">
            <text:p>0,000</text:p>
          </table:table-cell>
          <table:table-cell office:value-type="float" office:value="0" table:formula="of:=IF([.G36]=0;0;-1*LOG([.G36];2))" table:style-name="ce4">
            <text:p>0,000</text:p>
          </table:table-cell>
          <table:table-cell office:value-type="float" office:value="0" table:formula="of:=IF([.H36]=0;0;-1*LOG([.H36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8" table:style-name="ce2"/>
          <table:table-cell table:style-name="ce36"/>
          <table:table-cell table:number-columns-repeated="9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5">
            <text:p>P(Si/Bj) * P(Bj)</text:p>
          </table:table-cell>
          <table:table-cell table:number-columns-repeated="6" table:style-name="ce2"/>
          <table:table-cell table:style-name="ce36"/>
          <table:table-cell table:number-columns-repeated="9" table:style-name="ce2"/>
          <table:table-cell table:number-columns-repeated="16366"/>
        </table:table-row>
        <table:table-row table:style-name="ro1">
          <table:table-cell table:style-name="ce2"/>
          <table:table-cell table:style-name="ce7"/>
          <table:table-cell office:value-type="string" table:style-name="ce32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7">
            <text:p>S1</text:p>
          </table:table-cell>
          <table:table-cell office:value-type="float" office:value="1.0000000000000002E-2" table:formula="of:=[.C31]*[.I2]" table:style-name="ce4">
            <text:p>0,010</text:p>
          </table:table-cell>
          <table:table-cell office:value-type="float" office:value="1.4999999999999999E-2" table:formula="of:=[.D31]*[.I3]" table:style-name="ce4">
            <text:p>0,015</text:p>
          </table:table-cell>
          <table:table-cell office:value-type="float" office:value="1.0000000000000002E-2" table:formula="of:=[.E31]*[.I4]" table:style-name="ce4">
            <text:p>0,010</text:p>
          </table:table-cell>
          <table:table-cell office:value-type="float" office:value="1.4999999999999998E-2" table:formula="of:=[.F31]*[.I5]" table:style-name="ce4">
            <text:p>0,015</text:p>
          </table:table-cell>
          <table:table-cell office:value-type="float" office:value="0" table:formula="of:=[.G31]*[.I6]" table:style-name="ce4">
            <text:p>0,000</text:p>
          </table:table-cell>
          <table:table-cell office:value-type="float" office:value="0" table:formula="of:=[.H31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2</text:p>
          </table:table-cell>
          <table:table-cell office:value-type="float" office:value="0.09" table:formula="of:=[.C32]*[.I2]" table:style-name="ce4">
            <text:p>0,090</text:p>
          </table:table-cell>
          <table:table-cell office:value-type="float" office:value="0.09" table:formula="of:=[.D32]*[.I3]" table:style-name="ce4">
            <text:p>0,090</text:p>
          </table:table-cell>
          <table:table-cell office:value-type="float" office:value="0.06" table:formula="of:=[.E32]*[.I4]" table:style-name="ce4">
            <text:p>0,060</text:p>
          </table:table-cell>
          <table:table-cell office:value-type="float" office:value="5.9999999999999991E-2" table:formula="of:=[.F32]*[.I5]" table:style-name="ce4">
            <text:p>0,060</text:p>
          </table:table-cell>
          <table:table-cell office:value-type="float" office:value="0" table:formula="of:=[.G32]*[.I6]" table:style-name="ce4">
            <text:p>0,000</text:p>
          </table:table-cell>
          <table:table-cell office:value-type="float" office:value="0" table:formula="of:=[.H32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3</text:p>
          </table:table-cell>
          <table:table-cell office:value-type="float" office:value="0.06" table:formula="of:=[.C33]*[.I2]" table:style-name="ce4">
            <text:p>0,060</text:p>
          </table:table-cell>
          <table:table-cell office:value-type="float" office:value="4.0000000000000008E-2" table:formula="of:=[.D33]*[.I3]" table:style-name="ce4">
            <text:p>0,040</text:p>
          </table:table-cell>
          <table:table-cell office:value-type="float" office:value="4.0000000000000008E-2" table:formula="of:=[.E33]*[.I4]" table:style-name="ce4">
            <text:p>0,040</text:p>
          </table:table-cell>
          <table:table-cell office:value-type="float" office:value="5.9999999999999991E-2" table:formula="of:=[.F33]*[.I5]" table:style-name="ce4">
            <text:p>0,060</text:p>
          </table:table-cell>
          <table:table-cell office:value-type="float" office:value="0" table:formula="of:=[.G33]*[.I6]" table:style-name="ce4">
            <text:p>0,000</text:p>
          </table:table-cell>
          <table:table-cell office:value-type="float" office:value="0" table:formula="of:=[.H33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4</text:p>
          </table:table-cell>
          <table:table-cell office:value-type="float" office:value="0.13500000000000001" table:formula="of:=[.C34]*[.I2]" table:style-name="ce4">
            <text:p>0,135</text:p>
          </table:table-cell>
          <table:table-cell office:value-type="float" office:value="0.13500000000000001" table:formula="of:=[.D34]*[.I3]" table:style-name="ce4">
            <text:p>0,135</text:p>
          </table:table-cell>
          <table:table-cell office:value-type="float" office:value="0.13500000000000001" table:formula="of:=[.E34]*[.I4]" table:style-name="ce4">
            <text:p>0,135</text:p>
          </table:table-cell>
          <table:table-cell office:value-type="float" office:value="4.5000000000000005E-2" table:formula="of:=[.F34]*[.I5]" table:style-name="ce4">
            <text:p>0,045</text:p>
          </table:table-cell>
          <table:table-cell office:value-type="float" office:value="0" table:formula="of:=[.G34]*[.I6]" table:style-name="ce4">
            <text:p>0,000</text:p>
          </table:table-cell>
          <table:table-cell office:value-type="float" office:value="0" table:formula="of:=[.H34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5</text:p>
          </table:table-cell>
          <table:table-cell office:value-type="float" office:value="0" table:formula="of:=[.C35]*[.I2]" table:style-name="ce4">
            <text:p>0,000</text:p>
          </table:table-cell>
          <table:table-cell office:value-type="float" office:value="0" table:formula="of:=[.D35]*[.I3]" table:style-name="ce4">
            <text:p>0,000</text:p>
          </table:table-cell>
          <table:table-cell office:value-type="float" office:value="0" table:formula="of:=[.E35]*[.I4]" table:style-name="ce4">
            <text:p>0,000</text:p>
          </table:table-cell>
          <table:table-cell office:value-type="float" office:value="0" table:formula="of:=[.F35]*[.I5]" table:style-name="ce4">
            <text:p>0,000</text:p>
          </table:table-cell>
          <table:table-cell office:value-type="float" office:value="0" table:formula="of:=[.G35]*[.I6]" table:style-name="ce4">
            <text:p>0,000</text:p>
          </table:table-cell>
          <table:table-cell office:value-type="float" office:value="0" table:formula="of:=[.H35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6</text:p>
          </table:table-cell>
          <table:table-cell office:value-type="float" office:value="0" table:formula="of:=[.C36]*[.I2]" table:style-name="ce4">
            <text:p>0,000</text:p>
          </table:table-cell>
          <table:table-cell office:value-type="float" office:value="0" table:formula="of:=[.D36]*[.I3]" table:style-name="ce4">
            <text:p>0,000</text:p>
          </table:table-cell>
          <table:table-cell office:value-type="float" office:value="0" table:formula="of:=[.E36]*[.I4]" table:style-name="ce4">
            <text:p>0,000</text:p>
          </table:table-cell>
          <table:table-cell office:value-type="float" office:value="0" table:formula="of:=[.F36]*[.I5]" table:style-name="ce4">
            <text:p>0,000</text:p>
          </table:table-cell>
          <table:table-cell office:value-type="float" office:value="0" table:formula="of:=[.G36]*[.I6]" table:style-name="ce4">
            <text:p>0,000</text:p>
          </table:table-cell>
          <table:table-cell office:value-type="float" office:value="0" table:formula="of:=[.H36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number-rows-repeated="2" table:style-name="ro1">
          <table:table-cell table:number-columns-repeated="18" table:style-name="ce2"/>
          <table:table-cell table:number-columns-repeated="16366"/>
        </table:table-row>
        <table:table-row table:number-rows-repeated="1048529" table:style-name="ro1">
          <table:table-cell table:number-columns-repeated="16384"/>
        </table:table-row>
      </table:table>
      <table:table table:name="Canal3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4" table:default-cell-style-name="ce1"/>
        <table:table-column table:style-name="co2" table:number-columns-repeated="16370" table:default-cell-style-name="ce1"/>
        <table:table-row table:style-name="ro1">
          <table:table-cell table:style-name="ce2"/>
          <table:table-cell office:value-type="string" table:style-name="ce2">
            <text:p>Probabilidades de Entrada</text:p>
          </table:table-cell>
          <table:table-cell table:number-columns-repeated="1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1) =</text:p>
          </table:table-cell>
          <table:table-cell office:value-type="float" office:value="0.05" table:style-name="ce4">
            <text:p>0,050</text:p>
          </table:table-cell>
          <table:table-cell table:style-name="ce2"/>
          <table:table-cell office:value-type="string" table:style-name="ce3">
            <text:p>I (S1) =</text:p>
          </table:table-cell>
          <table:table-cell office:value-type="float" office:value="4.3219280948873626" table:formula="of:=IF([.C2]=0;0;-1*LOG([.C2];2))" table:style-name="ce4">
            <text:p>4,322</text:p>
          </table:table-cell>
          <table:table-cell table:style-name="ce2"/>
          <table:table-cell office:value-type="string" table:style-name="ce3">
            <text:p>P(B1) =</text:p>
          </table:table-cell>
          <table:table-cell office:value-type="float" office:value="0.25" table:formula="of:=SUMPRODUCT([.C11:.C16];[.C2:.C7])" table:style-name="ce4">
            <text:p>0,250</text:p>
          </table:table-cell>
          <table:table-cell table:style-name="ce5"/>
          <table:table-cell office:value-type="string" table:style-name="ce3">
            <text:p>I (B1) =</text:p>
          </table:table-cell>
          <table:table-cell office:value-type="float" office:value="2" table:formula="of:=IF([.I2]=0;0;-1*LOG([.I2];2))" table:style-name="ce4">
            <text:p>2,000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2) =</text:p>
          </table:table-cell>
          <table:table-cell office:value-type="float" office:value="0.2" table:style-name="ce4">
            <text:p>0,200</text:p>
          </table:table-cell>
          <table:table-cell table:style-name="ce2"/>
          <table:table-cell office:value-type="string" table:style-name="ce3">
            <text:p>I (S2) =</text:p>
          </table:table-cell>
          <table:table-cell office:value-type="float" office:value="2.3219280948873622" table:formula="of:=IF([.C3]=0;0;-1*LOG([.C3];2))" table:style-name="ce4">
            <text:p>2,322</text:p>
          </table:table-cell>
          <table:table-cell table:style-name="ce2"/>
          <table:table-cell office:value-type="string" table:style-name="ce3">
            <text:p>P(B2) =</text:p>
          </table:table-cell>
          <table:table-cell office:value-type="float" office:value="0.28999999999999998" table:formula="of:=SUMPRODUCT([.D11:.D16];[.C2:.C7])" table:style-name="ce4">
            <text:p>0,290</text:p>
          </table:table-cell>
          <table:table-cell table:style-name="ce5"/>
          <table:table-cell office:value-type="string" table:style-name="ce3">
            <text:p>I (B2) =</text:p>
          </table:table-cell>
          <table:table-cell office:value-type="float" office:value="1.7858751946471527" table:formula="of:=IF([.I3]=0;0;-1*LOG([.I3];2))" table:style-name="ce4">
            <text:p>1,786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3) =</text:p>
          </table:table-cell>
          <table:table-cell office:value-type="float" office:value="0.1" table:style-name="ce4">
            <text:p>0,100</text:p>
          </table:table-cell>
          <table:table-cell table:style-name="ce2"/>
          <table:table-cell office:value-type="string" table:style-name="ce3">
            <text:p>I (S3) =</text:p>
          </table:table-cell>
          <table:table-cell office:value-type="float" office:value="3.3219280948873622" table:formula="of:=IF([.C4]=0;0;-1*LOG([.C4];2))" table:style-name="ce4">
            <text:p>3,322</text:p>
          </table:table-cell>
          <table:table-cell table:style-name="ce2"/>
          <table:table-cell office:value-type="string" table:style-name="ce3">
            <text:p>P(B3) =</text:p>
          </table:table-cell>
          <table:table-cell office:value-type="float" office:value="0.26500000000000001" table:formula="of:=SUMPRODUCT([.E11:.E16];[.C2:.C7])" table:style-name="ce4">
            <text:p>0,265</text:p>
          </table:table-cell>
          <table:table-cell table:style-name="ce5"/>
          <table:table-cell office:value-type="string" table:style-name="ce3">
            <text:p>I (B3) =</text:p>
          </table:table-cell>
          <table:table-cell office:value-type="float" office:value="1.9159357352115256" table:formula="of:=IF([.I4]=0;0;-1*LOG([.I4];2))" table:style-name="ce4">
            <text:p>1,916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4) =</text:p>
          </table:table-cell>
          <table:table-cell office:value-type="float" office:value="0.3" table:style-name="ce4">
            <text:p>0,300</text:p>
          </table:table-cell>
          <table:table-cell table:style-name="ce2"/>
          <table:table-cell office:value-type="string" table:style-name="ce3">
            <text:p>I (S4) =</text:p>
          </table:table-cell>
          <table:table-cell office:value-type="float" office:value="1.7369655941662063" table:formula="of:=IF([.C5]=0;0;-1*LOG([.C5];2))" table:style-name="ce4">
            <text:p>1,737</text:p>
          </table:table-cell>
          <table:table-cell table:style-name="ce2"/>
          <table:table-cell office:value-type="string" table:style-name="ce3">
            <text:p>P(B4) =</text:p>
          </table:table-cell>
          <table:table-cell office:value-type="float" office:value="0.19500000000000001" table:formula="of:=SUMPRODUCT([.F11:.F16];[.C2:.C7])" table:style-name="ce4">
            <text:p>0,195</text:p>
          </table:table-cell>
          <table:table-cell table:style-name="ce5"/>
          <table:table-cell office:value-type="string" table:style-name="ce3">
            <text:p>I (B4) =</text:p>
          </table:table-cell>
          <table:table-cell office:value-type="float" office:value="2.3584539709124765" table:formula="of:=IF([.I5]=0;0;-1*LOG([.I5];2))" table:style-name="ce4">
            <text:p>2,358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5) =</text:p>
          </table:table-cell>
          <table:table-cell office:value-type="float" office:value="0.2" table:style-name="ce4">
            <text:p>0,200</text:p>
          </table:table-cell>
          <table:table-cell table:style-name="ce2"/>
          <table:table-cell office:value-type="string" table:style-name="ce3">
            <text:p>I (S5) =</text:p>
          </table:table-cell>
          <table:table-cell office:value-type="float" office:value="2.3219280948873622" table:formula="of:=IF([.C6]=0;0;-1*LOG([.C6];2))" table:style-name="ce4">
            <text:p>2,322</text:p>
          </table:table-cell>
          <table:table-cell table:style-name="ce2"/>
          <table:table-cell office:value-type="string" table:style-name="ce3">
            <text:p>P(B5) =</text:p>
          </table:table-cell>
          <table:table-cell office:value-type="float" office:value="0" table:formula="of:=SUMPRODUCT([.G11:.G16];[.C2:.C7])" table:style-name="ce4">
            <text:p>0,000</text:p>
          </table:table-cell>
          <table:table-cell table:style-name="ce5"/>
          <table:table-cell office:value-type="string" table:style-name="ce3">
            <text:p>I (B5) =</text:p>
          </table:table-cell>
          <table:table-cell office:value-type="float" office:value="0" table:formula="of:=IF([.I6]=0;0;-1*LOG([.I6];2))" table:style-name="ce4">
            <text:p>0,000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">
            <text:p>P(S6) =</text:p>
          </table:table-cell>
          <table:table-cell office:value-type="float" office:value="0.15" table:style-name="ce4">
            <text:p>0,150</text:p>
          </table:table-cell>
          <table:table-cell table:style-name="ce2"/>
          <table:table-cell office:value-type="string" table:style-name="ce3">
            <text:p>I (S6) =</text:p>
          </table:table-cell>
          <table:table-cell office:value-type="float" office:value="2.7369655941662061" table:formula="of:=IF([.C7]=0;0;-1*LOG([.C7];2))" table:style-name="ce4">
            <text:p>2,737</text:p>
          </table:table-cell>
          <table:table-cell table:style-name="ce2"/>
          <table:table-cell office:value-type="string" table:style-name="ce3">
            <text:p>P(B6) =</text:p>
          </table:table-cell>
          <table:table-cell office:value-type="float" office:value="0" table:formula="of:=SUMPRODUCT([.H11:.H16];[.C2:.C7])" table:style-name="ce4">
            <text:p>0,000</text:p>
          </table:table-cell>
          <table:table-cell table:style-name="ce5"/>
          <table:table-cell office:value-type="string" table:style-name="ce3">
            <text:p>I (B6) =</text:p>
          </table:table-cell>
          <table:table-cell office:value-type="float" office:value="0" table:formula="of:=IF([.I7]=0;0;-1*LOG([.I7];2))" table:style-name="ce4">
            <text:p>0,000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13">
            <text:p>Matriz del canal</text:p>
          </table:table-cell>
          <table:table-cell table:number-columns-repeated="7" table:style-name="ce2"/>
          <table:table-cell office:value-type="string" table:style-name="ce2">
            <text:p>I(Bj/Si)</text:p>
          </table:table-cell>
          <table:table-cell table:number-columns-repeated="8" table:style-name="ce2"/>
          <table:table-cell table:number-columns-repeated="16366"/>
        </table:table-row>
        <table:table-row table:style-name="ro1">
          <table:table-cell table:style-name="ce2"/>
          <table:table-cell table:style-name="ce38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style-name="ce2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1</text:p>
          </table:table-cell>
          <table:table-cell office:value-type="float" office:value="0.2" table:style-name="ce4">
            <text:p>0,200</text:p>
          </table:table-cell>
          <table:table-cell office:value-type="float" office:value="0.3" table:style-name="ce4">
            <text:p>0,300</text:p>
          </table:table-cell>
          <table:table-cell office:value-type="float" office:value="0.2" table:style-name="ce4">
            <text:p>0,200</text:p>
          </table:table-cell>
          <table:table-cell office:value-type="float" office:value="0.3" table:style-name="ce4">
            <text:p>0,3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1</text:p>
          </table:table-cell>
          <table:table-cell office:value-type="float" office:value="2.3219280948873622" table:formula="of:=IF([.C11]=0;0;-1*LOG([.C11];2))" table:style-name="ce4">
            <text:p>2,322</text:p>
          </table:table-cell>
          <table:table-cell office:value-type="float" office:value="1.7369655941662063" table:formula="of:=IF([.D11]=0;0;-1*LOG([.D11];2))" table:style-name="ce4">
            <text:p>1,737</text:p>
          </table:table-cell>
          <table:table-cell office:value-type="float" office:value="2.3219280948873622" table:formula="of:=IF([.E11]=0;0;-1*LOG([.E11];2))" table:style-name="ce4">
            <text:p>2,322</text:p>
          </table:table-cell>
          <table:table-cell office:value-type="float" office:value="1.7369655941662063" table:formula="of:=IF([.F11]=0;0;-1*LOG([.F11];2))" table:style-name="ce4">
            <text:p>1,737</text:p>
          </table:table-cell>
          <table:table-cell office:value-type="float" office:value="0" table:formula="of:=IF([.G11]=0;0;-1*LOG([.G11];2))" table:style-name="ce4">
            <text:p>0,000</text:p>
          </table:table-cell>
          <table:table-cell office:value-type="float" office:value="0" table:formula="of:=IF([.H11]=0;0;-1*LOG([.H11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2</text:p>
          </table:table-cell>
          <table:table-cell office:value-type="float" office:value="0.3" table:style-name="ce4">
            <text:p>0,300</text:p>
          </table:table-cell>
          <table:table-cell office:value-type="float" office:value="0.3" table:style-name="ce4">
            <text:p>0,300</text:p>
          </table:table-cell>
          <table:table-cell office:value-type="float" office:value="0.3" table:style-name="ce4">
            <text:p>0,300</text:p>
          </table:table-cell>
          <table:table-cell office:value-type="float" office:value="0.1" table:style-name="ce4">
            <text:p>0,1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2</text:p>
          </table:table-cell>
          <table:table-cell office:value-type="float" office:value="1.7369655941662063" table:formula="of:=IF([.C12]=0;0;-1*LOG([.C12];2))" table:style-name="ce4">
            <text:p>1,737</text:p>
          </table:table-cell>
          <table:table-cell office:value-type="float" office:value="1.7369655941662063" table:formula="of:=IF([.D12]=0;0;-1*LOG([.D12];2))" table:style-name="ce4">
            <text:p>1,737</text:p>
          </table:table-cell>
          <table:table-cell office:value-type="float" office:value="1.7369655941662063" table:formula="of:=IF([.E12]=0;0;-1*LOG([.E12];2))" table:style-name="ce4">
            <text:p>1,737</text:p>
          </table:table-cell>
          <table:table-cell office:value-type="float" office:value="3.3219280948873622" table:formula="of:=IF([.F12]=0;0;-1*LOG([.F12];2))" table:style-name="ce4">
            <text:p>3,322</text:p>
          </table:table-cell>
          <table:table-cell office:value-type="float" office:value="0" table:formula="of:=IF([.G12]=0;0;-1*LOG([.G12];2))" table:style-name="ce4">
            <text:p>0,000</text:p>
          </table:table-cell>
          <table:table-cell office:value-type="float" office:value="0" table:formula="of:=IF([.H12]=0;0;-1*LOG([.H12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3</text:p>
          </table:table-cell>
          <table:table-cell office:value-type="float" office:value="0.2" table:style-name="ce4">
            <text:p>0,200</text:p>
          </table:table-cell>
          <table:table-cell office:value-type="float" office:value="0.2" table:style-name="ce4">
            <text:p>0,200</text:p>
          </table:table-cell>
          <table:table-cell office:value-type="float" office:value="0.3" table:style-name="ce4">
            <text:p>0,300</text:p>
          </table:table-cell>
          <table:table-cell office:value-type="float" office:value="0.3" table:style-name="ce4">
            <text:p>0,3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3</text:p>
          </table:table-cell>
          <table:table-cell office:value-type="float" office:value="2.3219280948873622" table:formula="of:=IF([.C13]=0;0;-1*LOG([.C13];2))" table:style-name="ce4">
            <text:p>2,322</text:p>
          </table:table-cell>
          <table:table-cell office:value-type="float" office:value="2.3219280948873622" table:formula="of:=IF([.D13]=0;0;-1*LOG([.D13];2))" table:style-name="ce4">
            <text:p>2,322</text:p>
          </table:table-cell>
          <table:table-cell office:value-type="float" office:value="1.7369655941662063" table:formula="of:=IF([.E13]=0;0;-1*LOG([.E13];2))" table:style-name="ce4">
            <text:p>1,737</text:p>
          </table:table-cell>
          <table:table-cell office:value-type="float" office:value="1.7369655941662063" table:formula="of:=IF([.F13]=0;0;-1*LOG([.F13];2))" table:style-name="ce4">
            <text:p>1,737</text:p>
          </table:table-cell>
          <table:table-cell office:value-type="float" office:value="0" table:formula="of:=IF([.G13]=0;0;-1*LOG([.G13];2))" table:style-name="ce4">
            <text:p>0,000</text:p>
          </table:table-cell>
          <table:table-cell office:value-type="float" office:value="0" table:formula="of:=IF([.H13]=0;0;-1*LOG([.H13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4</text:p>
          </table:table-cell>
          <table:table-cell office:value-type="float" office:value="0.3" table:style-name="ce4">
            <text:p>0,300</text:p>
          </table:table-cell>
          <table:table-cell office:value-type="float" office:value="0.3" table:style-name="ce4">
            <text:p>0,300</text:p>
          </table:table-cell>
          <table:table-cell office:value-type="float" office:value="0.2" table:style-name="ce4">
            <text:p>0,200</text:p>
          </table:table-cell>
          <table:table-cell office:value-type="float" office:value="0.2" table:style-name="ce4">
            <text:p>0,2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4</text:p>
          </table:table-cell>
          <table:table-cell office:value-type="float" office:value="1.7369655941662063" table:formula="of:=IF([.C14]=0;0;-1*LOG([.C14];2))" table:style-name="ce4">
            <text:p>1,737</text:p>
          </table:table-cell>
          <table:table-cell office:value-type="float" office:value="1.7369655941662063" table:formula="of:=IF([.D14]=0;0;-1*LOG([.D14];2))" table:style-name="ce4">
            <text:p>1,737</text:p>
          </table:table-cell>
          <table:table-cell office:value-type="float" office:value="2.3219280948873622" table:formula="of:=IF([.E14]=0;0;-1*LOG([.E14];2))" table:style-name="ce4">
            <text:p>2,322</text:p>
          </table:table-cell>
          <table:table-cell office:value-type="float" office:value="2.3219280948873622" table:formula="of:=IF([.F14]=0;0;-1*LOG([.F14];2))" table:style-name="ce4">
            <text:p>2,322</text:p>
          </table:table-cell>
          <table:table-cell office:value-type="float" office:value="0" table:formula="of:=IF([.G14]=0;0;-1*LOG([.G14];2))" table:style-name="ce4">
            <text:p>0,000</text:p>
          </table:table-cell>
          <table:table-cell office:value-type="float" office:value="0" table:formula="of:=IF([.H14]=0;0;-1*LOG([.H14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5</text:p>
          </table:table-cell>
          <table:table-cell office:value-type="float" office:value="0.2" table:style-name="ce4">
            <text:p>0,200</text:p>
          </table:table-cell>
          <table:table-cell office:value-type="float" office:value="0.3" table:style-name="ce4">
            <text:p>0,300</text:p>
          </table:table-cell>
          <table:table-cell office:value-type="float" office:value="0.3" table:style-name="ce4">
            <text:p>0,300</text:p>
          </table:table-cell>
          <table:table-cell office:value-type="float" office:value="0.2" table:style-name="ce4">
            <text:p>0,2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5</text:p>
          </table:table-cell>
          <table:table-cell office:value-type="float" office:value="2.3219280948873622" table:formula="of:=IF([.C15]=0;0;-1*LOG([.C15];2))" table:style-name="ce4">
            <text:p>2,322</text:p>
          </table:table-cell>
          <table:table-cell office:value-type="float" office:value="1.7369655941662063" table:formula="of:=IF([.D15]=0;0;-1*LOG([.D15];2))" table:style-name="ce4">
            <text:p>1,737</text:p>
          </table:table-cell>
          <table:table-cell office:value-type="float" office:value="1.7369655941662063" table:formula="of:=IF([.E15]=0;0;-1*LOG([.E15];2))" table:style-name="ce4">
            <text:p>1,737</text:p>
          </table:table-cell>
          <table:table-cell office:value-type="float" office:value="2.3219280948873622" table:formula="of:=IF([.F15]=0;0;-1*LOG([.F15];2))" table:style-name="ce4">
            <text:p>2,322</text:p>
          </table:table-cell>
          <table:table-cell office:value-type="float" office:value="0" table:formula="of:=IF([.G15]=0;0;-1*LOG([.G15];2))" table:style-name="ce4">
            <text:p>0,000</text:p>
          </table:table-cell>
          <table:table-cell office:value-type="float" office:value="0" table:formula="of:=IF([.H15]=0;0;-1*LOG([.H15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6</text:p>
          </table:table-cell>
          <table:table-cell office:value-type="float" office:value="0.2" table:style-name="ce4">
            <text:p>0,200</text:p>
          </table:table-cell>
          <table:table-cell office:value-type="float" office:value="0.3" table:style-name="ce4">
            <text:p>0,300</text:p>
          </table:table-cell>
          <table:table-cell office:value-type="float" office:value="0.3" table:style-name="ce4">
            <text:p>0,300</text:p>
          </table:table-cell>
          <table:table-cell office:value-type="float" office:value="0.2" table:style-name="ce4">
            <text:p>0,2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style-name="ce2"/>
          <table:table-cell office:value-type="string" table:style-name="ce8">
            <text:p>S6</text:p>
          </table:table-cell>
          <table:table-cell office:value-type="float" office:value="2.3219280948873622" table:formula="of:=IF([.C16]=0;0;-1*LOG([.C16];2))" table:style-name="ce4">
            <text:p>2,322</text:p>
          </table:table-cell>
          <table:table-cell office:value-type="float" office:value="1.7369655941662063" table:formula="of:=IF([.D16]=0;0;-1*LOG([.D16];2))" table:style-name="ce4">
            <text:p>1,737</text:p>
          </table:table-cell>
          <table:table-cell office:value-type="float" office:value="1.7369655941662063" table:formula="of:=IF([.E16]=0;0;-1*LOG([.E16];2))" table:style-name="ce4">
            <text:p>1,737</text:p>
          </table:table-cell>
          <table:table-cell office:value-type="float" office:value="2.3219280948873622" table:formula="of:=IF([.F16]=0;0;-1*LOG([.F16];2))" table:style-name="ce4">
            <text:p>2,322</text:p>
          </table:table-cell>
          <table:table-cell office:value-type="float" office:value="0" table:formula="of:=IF([.G16]=0;0;-1*LOG([.G16];2))" table:style-name="ce4">
            <text:p>0,000</text:p>
          </table:table-cell>
          <table:table-cell office:value-type="float" office:value="0" table:formula="of:=IF([.H16]=0;0;-1*LOG([.H16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number-columns-repeated="4" table:style-name="ce2"/>
          <table:table-cell office:value-type="string" table:style-name="ce2">
            <text:p>Entropía 'a priori'</text:p>
          </table:table-cell>
          <table:table-cell table:number-columns-repeated="2" table:style-name="ce2"/>
          <table:table-cell office:value-type="string" table:style-name="ce2">
            <text:p>Equivocación</text:p>
          </table:table-cell>
          <table:table-cell table:number-columns-repeated="2" table:style-name="ce2"/>
          <table:table-cell office:value-type="string" table:style-name="ce2">
            <text:p>Entropía 'a posteriori'</text:p>
          </table:table-cell>
          <table:table-cell table:number-columns-repeated="7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9">
            <text:p>H(B)</text:p>
          </table:table-cell>
          <table:table-cell office:value-type="float" office:value="1.9855253006066615" table:formula="of:=SUMPRODUCT([.I2:.I7];[.L2:.L7])" table:style-name="ce10">
            <text:p>1,986</text:p>
          </table:table-cell>
          <table:table-cell table:style-name="ce2"/>
          <table:table-cell office:value-type="string" table:style-name="ce11">
            <text:p>H(A)</text:p>
          </table:table-cell>
          <table:table-cell office:value-type="float" office:value="2.4086949695628421" table:formula="of:=SUMPRODUCT([.C2:.C7];[.F2:.F7])" table:style-name="ce23">
            <text:p>2,4087</text:p>
          </table:table-cell>
          <table:table-cell table:style-name="ce2"/>
          <table:table-cell office:value-type="string" table:style-name="ce9">
            <text:p>H(B/A)</text:p>
          </table:table-cell>
          <table:table-cell office:value-type="float" office:value="1.9558528444113992" table:formula="of:=SUMPRODUCT([.C40:.H45];[.K11:.P16])" table:style-name="ce10">
            <text:p>1,956</text:p>
          </table:table-cell>
          <table:table-cell table:style-name="ce2"/>
          <table:table-cell office:value-type="string" table:style-name="ce11">
            <text:p>H(A/B)</text:p>
          </table:table-cell>
          <table:table-cell office:value-type="float" office:value="2.3790225133675804" table:formula="of:=SUMPRODUCT([.C40:.H45];[.K31:.P36])" table:style-name="ce10">
            <text:p>2,379</text:p>
          </table:table-cell>
          <table:table-cell table:number-columns-repeated="6" table:style-name="ce2"/>
          <table:table-cell table:number-columns-repeated="16366"/>
        </table:table-row>
        <table:table-row table:style-name="ro1">
          <table:table-cell table:number-columns-repeated="4" table:style-name="ce2"/>
          <table:table-cell table:style-name="ce12"/>
          <table:table-cell table:number-columns-repeated="13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13">
            <text:p>Información Mutua</text:p>
          </table:table-cell>
          <table:table-cell table:number-columns-repeated="2" table:style-name="ce2"/>
          <table:table-cell office:value-type="string" table:style-name="ce6">
            <text:p>Información Mutua</text:p>
          </table:table-cell>
          <table:table-cell table:number-columns-repeated="2" table:style-name="ce2"/>
          <table:table-cell office:value-type="string" table:style-name="ce2">
            <text:p>Entropía del Canal</text:p>
          </table:table-cell>
          <table:table-cell table:number-columns-repeated="2" table:style-name="ce2"/>
          <table:table-cell office:value-type="string" table:style-name="ce2">
            <text:p>Entropía del Canal</text:p>
          </table:table-cell>
          <table:table-cell table:number-columns-repeated="2" table:style-name="ce2"/>
          <table:table-cell office:value-type="string" table:style-name="ce2">
            <text:p>Entropía del Canal</text:p>
          </table:table-cell>
          <table:table-cell table:number-columns-repeated="4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14">
            <text:p>H(B) - H(B/A)</text:p>
          </table:table-cell>
          <table:table-cell office:value-type="float" office:value="2.9672456195262376E-2" table:formula="of:=[.C19]-[.I19]" table:style-name="ce10">
            <text:p>0,030</text:p>
          </table:table-cell>
          <table:table-cell table:style-name="ce2"/>
          <table:table-cell office:value-type="string" table:style-name="ce11">
            <text:p>H(A) - H(A/B)</text:p>
          </table:table-cell>
          <table:table-cell office:value-type="float" office:value="2.9672456195261709E-2" table:formula="of:=[.F19]-[.L19]" table:style-name="ce10">
            <text:p>0,030</text:p>
          </table:table-cell>
          <table:table-cell table:style-name="ce2"/>
          <table:table-cell office:value-type="string" table:style-name="ce11">
            <text:p>H(B)+H(A/B)</text:p>
          </table:table-cell>
          <table:table-cell office:value-type="float" office:value="4.3645478139742417" table:formula="of:=[.C19]+[.L19]" table:style-name="ce10">
            <text:p>4,365</text:p>
          </table:table-cell>
          <table:table-cell table:style-name="ce2"/>
          <table:table-cell office:value-type="string" table:style-name="ce11">
            <text:p>H(A)+H(B/A)</text:p>
          </table:table-cell>
          <table:table-cell office:value-type="float" office:value="4.3645478139742409" table:formula="of:=[.F19]+[.I19]" table:style-name="ce10">
            <text:p>4,365</text:p>
          </table:table-cell>
          <table:table-cell table:style-name="ce2"/>
          <table:table-cell office:value-type="string" table:style-name="ce11">
            <text:p>H(A)+H(B)-I(A,B)</text:p>
          </table:table-cell>
          <table:table-cell office:value-type="float" office:value="4.3645478139742409" table:formula="of:=[.F19]+[.C19]-[.C22]" table:style-name="ce10">
            <text:p>4,365</text:p>
          </table:table-cell>
          <table:table-cell table:number-columns-repeated="3" table:style-name="ce2"/>
          <table:table-cell table:number-columns-repeated="16366"/>
        </table:table-row>
        <table:table-row table:style-name="ro1">
          <table:table-cell table:number-columns-repeated="18" table:style-name="ce2"/>
          <table:table-cell table:number-columns-repeated="16366"/>
        </table:table-row>
        <table:table-row table:style-name="ro1">
          <table:table-cell table:style-name="ce2"/>
          <table:table-cell table:number-columns-repeated="2" table:style-name="ce1"/>
          <table:table-cell table:number-columns-repeated="10" table:style-name="ce2"/>
          <table:table-cell table:style-name="ce16"/>
          <table:table-cell table:number-columns-repeated="4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Entropías 'a posteriori'</text:p>
          </table:table-cell>
          <table:table-cell table:number-columns-repeated="5" table:style-name="ce2"/>
          <table:table-cell table:number-columns-repeated="2" table:style-name="ce16"/>
          <table:table-cell table:style-name="ce17"/>
          <table:table-cell table:style-name="ce18"/>
          <table:table-cell table:number-columns-repeated="2" table:style-name="ce2"/>
          <table:table-cell table:style-name="ce19"/>
          <table:table-cell table:number-columns-repeated="4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9">
            <text:p>H(S/B1)</text:p>
          </table:table-cell>
          <table:table-cell office:value-type="string" table:style-name="ce9">
            <text:p>H(S/B2)</text:p>
          </table:table-cell>
          <table:table-cell office:value-type="string" table:style-name="ce39">
            <text:p>H(S/B3)</text:p>
          </table:table-cell>
          <table:table-cell office:value-type="string" table:style-name="ce45">
            <text:p>H(S/B4)</text:p>
          </table:table-cell>
          <table:table-cell table:style-name="ce43"/>
          <table:table-cell table:style-name="ce41"/>
          <table:table-cell table:style-name="ce20"/>
          <table:table-cell table:style-name="ce13"/>
          <table:table-cell table:style-name="ce20"/>
          <table:table-cell table:style-name="ce13"/>
          <table:table-cell table:number-columns-repeated="2" table:style-name="ce2"/>
          <table:table-cell table:style-name="ce21"/>
          <table:table-cell table:style-name="ce22"/>
          <table:table-cell table:number-columns-repeated="3" table:style-name="ce2"/>
          <table:table-cell table:number-columns-repeated="16366"/>
        </table:table-row>
        <table:table-row table:style-name="ro1">
          <table:table-cell table:style-name="ce2"/>
          <table:table-cell office:value-type="float" office:value="2.2920966889958758" table:formula="of:=SUMPRODUCT([.C31:.C36];[.K31:.K36])" table:style-name="ce10">
            <text:p>2,292</text:p>
          </table:table-cell>
          <table:table-cell office:value-type="float" office:value="2.3686368130859572" table:formula="of:=SUMPRODUCT([.D31:.D36];[.L31:.L36])" table:style-name="ce10">
            <text:p>2,369</text:p>
          </table:table-cell>
          <table:table-cell office:value-type="float" office:value="2.4241893216713239" table:formula="of:=SUMPRODUCT([.E31:.E36];[.M31:.M36])" table:style-name="ce40">
            <text:p>2,424</text:p>
          </table:table-cell>
          <table:table-cell office:value-type="float" office:value="2.444530744004012" table:formula="of:=SUMPRODUCT([.F31:.F36];[.N31:.N36])" table:style-name="ce46">
            <text:p>2,445</text:p>
          </table:table-cell>
          <table:table-cell table:style-name="ce44"/>
          <table:table-cell table:style-name="ce42"/>
          <table:table-cell table:style-name="ce24"/>
          <table:table-cell table:style-name="ce25"/>
          <table:table-cell table:style-name="ce13"/>
          <table:table-cell table:style-name="ce24"/>
          <table:table-cell table:number-columns-repeated="2" table:style-name="ce2"/>
          <table:table-cell table:style-name="ce26"/>
          <table:table-cell table:number-columns-repeated="4" table:style-name="ce2"/>
          <table:table-cell table:number-columns-repeated="16366"/>
        </table:table-row>
        <table:table-row table:style-name="ro1">
          <table:table-cell table:number-columns-repeated="6" table:style-name="ce2"/>
          <table:table-cell table:style-name="ce27"/>
          <table:table-cell table:style-name="ce21"/>
          <table:table-cell table:style-name="ce28"/>
          <table:table-cell table:number-columns-repeated="2" table:style-name="ce29"/>
          <table:table-cell table:style-name="ce21"/>
          <table:table-cell table:number-columns-repeated="6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5">
            <text:p>P(Si/Bj)</text:p>
          </table:table-cell>
          <table:table-cell table:number-columns-repeated="6" table:style-name="ce2"/>
          <table:table-cell table:style-name="ce16"/>
          <table:table-cell office:value-type="string" table:style-name="ce5">
            <text:p>I(Si/Bj)</text:p>
          </table:table-cell>
          <table:table-cell table:number-columns-repeated="8" table:style-name="ce2"/>
          <table:table-cell table:number-columns-repeated="16366"/>
        </table:table-row>
        <table:table-row table:style-name="ro1">
          <table:table-cell table:style-name="ce2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30">
            <text:p>B5</text:p>
          </table:table-cell>
          <table:table-cell office:value-type="string" table:style-name="ce8">
            <text:p>B6</text:p>
          </table:table-cell>
          <table:table-cell table:style-name="ce31"/>
          <table:table-cell table:style-name="ce7"/>
          <table:table-cell office:value-type="string" table:style-name="ce32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1</text:p>
          </table:table-cell>
          <table:table-cell office:value-type="float" office:value="4.0000000000000008E-2" table:formula="of:=IF([.$I$2]=0;0;[.C11]*[.$C2]/[.$I$2])" table:style-name="ce4">
            <text:p>0,040</text:p>
          </table:table-cell>
          <table:table-cell office:value-type="float" office:value="5.1724137931034482E-2" table:formula="of:=IF([.$I$3]=0;0;[.D11]*[.$C2]/[.$I$3])" table:style-name="ce4">
            <text:p>0,052</text:p>
          </table:table-cell>
          <table:table-cell office:value-type="float" office:value="3.7735849056603779E-2" table:formula="of:=IF([.$I$4]=0;0;[.E11]*[.$C2]/[.$I$4])" table:style-name="ce4">
            <text:p>0,038</text:p>
          </table:table-cell>
          <table:table-cell office:value-type="float" office:value="7.6923076923076913E-2" table:formula="of:=IF([.$I$5]=0;0;[.F11]*[.$C2]/[.$I$5])" table:style-name="ce4">
            <text:p>0,077</text:p>
          </table:table-cell>
          <table:table-cell office:value-type="float" office:value="0" table:formula="of:=IF([.$I$6]=0;0;[.G11]*[.$C2]/[.$I$6])" table:style-name="ce33">
            <text:p>0,000</text:p>
          </table:table-cell>
          <table:table-cell office:value-type="float" office:value="0" table:formula="of:=IF([.$I$7]=0;0;[.H11]*[.$C2]/[.$I$7])" table:style-name="ce4">
            <text:p>0,000</text:p>
          </table:table-cell>
          <table:table-cell table:style-name="ce34"/>
          <table:table-cell office:value-type="string" table:style-name="ce35">
            <text:p>S1</text:p>
          </table:table-cell>
          <table:table-cell office:value-type="float" office:value="4.6438561897747244" table:formula="of:=IF([.C31]=0;0;-1*LOG([.C31];2))" table:style-name="ce4">
            <text:p>4,644</text:p>
          </table:table-cell>
          <table:table-cell office:value-type="float" office:value="4.2730184944064158" table:formula="of:=IF([.D31]=0;0;-1*LOG([.D31];2))" table:style-name="ce4">
            <text:p>4,273</text:p>
          </table:table-cell>
          <table:table-cell office:value-type="float" office:value="4.7279204545631996" table:formula="of:=IF([.E31]=0;0;-1*LOG([.E31];2))" table:style-name="ce4">
            <text:p>4,728</text:p>
          </table:table-cell>
          <table:table-cell office:value-type="float" office:value="3.7004397181410922" table:formula="of:=IF([.F31]=0;0;-1*LOG([.F31];2))" table:style-name="ce4">
            <text:p>3,700</text:p>
          </table:table-cell>
          <table:table-cell office:value-type="float" office:value="0" table:formula="of:=IF([.G31]=0;0;-1*LOG([.G31];2))" table:style-name="ce4">
            <text:p>0,000</text:p>
          </table:table-cell>
          <table:table-cell office:value-type="float" office:value="0" table:formula="of:=IF([.H31]=0;0;-1*LOG([.H31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2</text:p>
          </table:table-cell>
          <table:table-cell office:value-type="float" office:value="0.24" table:formula="of:=IF([.$I$2]=0;0;[.C12]*[.$C3]/[.$I$2])" table:style-name="ce4">
            <text:p>0,240</text:p>
          </table:table-cell>
          <table:table-cell office:value-type="float" office:value="0.20689655172413793" table:formula="of:=IF([.$I$3]=0;0;[.D12]*[.$C3]/[.$I$3])" table:style-name="ce4">
            <text:p>0,207</text:p>
          </table:table-cell>
          <table:table-cell office:value-type="float" office:value="0.22641509433962262" table:formula="of:=IF([.$I$4]=0;0;[.E12]*[.$C3]/[.$I$4])" table:style-name="ce4">
            <text:p>0,226</text:p>
          </table:table-cell>
          <table:table-cell office:value-type="float" office:value="0.10256410256410257" table:formula="of:=IF([.$I$5]=0;0;[.F12]*[.$C3]/[.$I$5])" table:style-name="ce4">
            <text:p>0,103</text:p>
          </table:table-cell>
          <table:table-cell office:value-type="float" office:value="0" table:formula="of:=IF([.$I$6]=0;0;[.G12]*[.$C3]/[.$I$6])" table:style-name="ce33">
            <text:p>0,000</text:p>
          </table:table-cell>
          <table:table-cell office:value-type="float" office:value="0" table:formula="of:=IF([.$I$7]=0;0;[.H12]*[.$C3]/[.$I$7])" table:style-name="ce4">
            <text:p>0,000</text:p>
          </table:table-cell>
          <table:table-cell table:style-name="ce20"/>
          <table:table-cell office:value-type="string" table:style-name="ce32">
            <text:p>S2</text:p>
          </table:table-cell>
          <table:table-cell office:value-type="float" office:value="2.0588936890535687" table:formula="of:=IF([.C32]=0;0;-1*LOG([.C32];2))" table:style-name="ce4">
            <text:p>2,059</text:p>
          </table:table-cell>
          <table:table-cell office:value-type="float" office:value="2.2730184944064158" table:formula="of:=IF([.D32]=0;0;-1*LOG([.D32];2))" table:style-name="ce4">
            <text:p>2,273</text:p>
          </table:table-cell>
          <table:table-cell office:value-type="float" office:value="2.1429579538420431" table:formula="of:=IF([.E32]=0;0;-1*LOG([.E32];2))" table:style-name="ce4">
            <text:p>2,143</text:p>
          </table:table-cell>
          <table:table-cell office:value-type="float" office:value="3.2854022188622478" table:formula="of:=IF([.F32]=0;0;-1*LOG([.F32];2))" table:style-name="ce4">
            <text:p>3,285</text:p>
          </table:table-cell>
          <table:table-cell office:value-type="float" office:value="0" table:formula="of:=IF([.G32]=0;0;-1*LOG([.G32];2))" table:style-name="ce4">
            <text:p>0,000</text:p>
          </table:table-cell>
          <table:table-cell office:value-type="float" office:value="0" table:formula="of:=IF([.H32]=0;0;-1*LOG([.H32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3</text:p>
          </table:table-cell>
          <table:table-cell office:value-type="float" office:value="8.0000000000000016E-2" table:formula="of:=IF([.$I$2]=0;0;[.C13]*[.$C4]/[.$I$2])" table:style-name="ce4">
            <text:p>0,080</text:p>
          </table:table-cell>
          <table:table-cell office:value-type="float" office:value="6.8965517241379323E-2" table:formula="of:=IF([.$I$3]=0;0;[.D13]*[.$C4]/[.$I$3])" table:style-name="ce4">
            <text:p>0,069</text:p>
          </table:table-cell>
          <table:table-cell office:value-type="float" office:value="0.11320754716981131" table:formula="of:=IF([.$I$4]=0;0;[.E13]*[.$C4]/[.$I$4])" table:style-name="ce4">
            <text:p>0,113</text:p>
          </table:table-cell>
          <table:table-cell office:value-type="float" office:value="0.15384615384615383" table:formula="of:=IF([.$I$5]=0;0;[.F13]*[.$C4]/[.$I$5])" table:style-name="ce4">
            <text:p>0,154</text:p>
          </table:table-cell>
          <table:table-cell office:value-type="float" office:value="0" table:formula="of:=IF([.$I$6]=0;0;[.G13]*[.$C4]/[.$I$6])" table:style-name="ce33">
            <text:p>0,000</text:p>
          </table:table-cell>
          <table:table-cell office:value-type="float" office:value="0" table:formula="of:=IF([.$I$7]=0;0;[.H13]*[.$C4]/[.$I$7])" table:style-name="ce4">
            <text:p>0,000</text:p>
          </table:table-cell>
          <table:table-cell table:style-name="ce20"/>
          <table:table-cell office:value-type="string" table:style-name="ce32">
            <text:p>S3</text:p>
          </table:table-cell>
          <table:table-cell office:value-type="float" office:value="3.6438561897747244" table:formula="of:=IF([.C33]=0;0;-1*LOG([.C33];2))" table:style-name="ce4">
            <text:p>3,644</text:p>
          </table:table-cell>
          <table:table-cell office:value-type="float" office:value="3.8579809951275723" table:formula="of:=IF([.D33]=0;0;-1*LOG([.D33];2))" table:style-name="ce4">
            <text:p>3,858</text:p>
          </table:table-cell>
          <table:table-cell office:value-type="float" office:value="3.1429579538420436" table:formula="of:=IF([.E33]=0;0;-1*LOG([.E33];2))" table:style-name="ce4">
            <text:p>3,143</text:p>
          </table:table-cell>
          <table:table-cell office:value-type="float" office:value="2.7004397181410926" table:formula="of:=IF([.F33]=0;0;-1*LOG([.F33];2))" table:style-name="ce4">
            <text:p>2,700</text:p>
          </table:table-cell>
          <table:table-cell office:value-type="float" office:value="0" table:formula="of:=IF([.G33]=0;0;-1*LOG([.G33];2))" table:style-name="ce4">
            <text:p>0,000</text:p>
          </table:table-cell>
          <table:table-cell office:value-type="float" office:value="0" table:formula="of:=IF([.H33]=0;0;-1*LOG([.H33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4</text:p>
          </table:table-cell>
          <table:table-cell office:value-type="float" office:value="0.36" table:formula="of:=IF([.$I$2]=0;0;[.C14]*[.$C5]/[.$I$2])" table:style-name="ce4">
            <text:p>0,360</text:p>
          </table:table-cell>
          <table:table-cell office:value-type="float" office:value="0.31034482758620691" table:formula="of:=IF([.$I$3]=0;0;[.D14]*[.$C5]/[.$I$3])" table:style-name="ce4">
            <text:p>0,310</text:p>
          </table:table-cell>
          <table:table-cell office:value-type="float" office:value="0.22641509433962262" table:formula="of:=IF([.$I$4]=0;0;[.E14]*[.$C5]/[.$I$4])" table:style-name="ce4">
            <text:p>0,226</text:p>
          </table:table-cell>
          <table:table-cell office:value-type="float" office:value="0.30769230769230765" table:formula="of:=IF([.$I$5]=0;0;[.F14]*[.$C5]/[.$I$5])" table:style-name="ce4">
            <text:p>0,308</text:p>
          </table:table-cell>
          <table:table-cell office:value-type="float" office:value="0" table:formula="of:=IF([.$I$6]=0;0;[.G14]*[.$C5]/[.$I$6])" table:style-name="ce33">
            <text:p>0,000</text:p>
          </table:table-cell>
          <table:table-cell office:value-type="float" office:value="0" table:formula="of:=IF([.$I$7]=0;0;[.H14]*[.$C5]/[.$I$7])" table:style-name="ce4">
            <text:p>0,000</text:p>
          </table:table-cell>
          <table:table-cell table:style-name="ce20"/>
          <table:table-cell office:value-type="string" table:style-name="ce32">
            <text:p>S4</text:p>
          </table:table-cell>
          <table:table-cell office:value-type="float" office:value="1.4739311883324124" table:formula="of:=IF([.C34]=0;0;-1*LOG([.C34];2))" table:style-name="ce4">
            <text:p>1,474</text:p>
          </table:table-cell>
          <table:table-cell office:value-type="float" office:value="1.6880559936852597" table:formula="of:=IF([.D34]=0;0;-1*LOG([.D34];2))" table:style-name="ce4">
            <text:p>1,688</text:p>
          </table:table-cell>
          <table:table-cell office:value-type="float" office:value="2.1429579538420431" table:formula="of:=IF([.E34]=0;0;-1*LOG([.E34];2))" table:style-name="ce4">
            <text:p>2,143</text:p>
          </table:table-cell>
          <table:table-cell office:value-type="float" office:value="1.7004397181410922" table:formula="of:=IF([.F34]=0;0;-1*LOG([.F34];2))" table:style-name="ce4">
            <text:p>1,700</text:p>
          </table:table-cell>
          <table:table-cell office:value-type="float" office:value="0" table:formula="of:=IF([.G34]=0;0;-1*LOG([.G34];2))" table:style-name="ce4">
            <text:p>0,000</text:p>
          </table:table-cell>
          <table:table-cell office:value-type="float" office:value="0" table:formula="of:=IF([.H34]=0;0;-1*LOG([.H34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5</text:p>
          </table:table-cell>
          <table:table-cell office:value-type="float" office:value="0.16000000000000003" table:formula="of:=IF([.$I$2]=0;0;[.C15]*[.$C6]/[.$I$2])" table:style-name="ce4">
            <text:p>0,160</text:p>
          </table:table-cell>
          <table:table-cell office:value-type="float" office:value="0.20689655172413793" table:formula="of:=IF([.$I$3]=0;0;[.D15]*[.$C6]/[.$I$3])" table:style-name="ce4">
            <text:p>0,207</text:p>
          </table:table-cell>
          <table:table-cell office:value-type="float" office:value="0.22641509433962262" table:formula="of:=IF([.$I$4]=0;0;[.E15]*[.$C6]/[.$I$4])" table:style-name="ce4">
            <text:p>0,226</text:p>
          </table:table-cell>
          <table:table-cell office:value-type="float" office:value="0.20512820512820515" table:formula="of:=IF([.$I$5]=0;0;[.F15]*[.$C6]/[.$I$5])" table:style-name="ce4">
            <text:p>0,205</text:p>
          </table:table-cell>
          <table:table-cell office:value-type="float" office:value="0" table:formula="of:=IF([.$I$6]=0;0;[.G15]*[.$C6]/[.$I$6])" table:style-name="ce33">
            <text:p>0,000</text:p>
          </table:table-cell>
          <table:table-cell office:value-type="float" office:value="0" table:formula="of:=IF([.$I$7]=0;0;[.H15]*[.$C6]/[.$I$7])" table:style-name="ce4">
            <text:p>0,000</text:p>
          </table:table-cell>
          <table:table-cell table:style-name="ce20"/>
          <table:table-cell office:value-type="string" table:style-name="ce32">
            <text:p>S5</text:p>
          </table:table-cell>
          <table:table-cell office:value-type="float" office:value="2.6438561897747244" table:formula="of:=IF([.C35]=0;0;-1*LOG([.C35];2))" table:style-name="ce4">
            <text:p>2,644</text:p>
          </table:table-cell>
          <table:table-cell office:value-type="float" office:value="2.2730184944064158" table:formula="of:=IF([.D35]=0;0;-1*LOG([.D35];2))" table:style-name="ce4">
            <text:p>2,273</text:p>
          </table:table-cell>
          <table:table-cell office:value-type="float" office:value="2.1429579538420431" table:formula="of:=IF([.E35]=0;0;-1*LOG([.E35];2))" table:style-name="ce4">
            <text:p>2,143</text:p>
          </table:table-cell>
          <table:table-cell office:value-type="float" office:value="2.2854022188622483" table:formula="of:=IF([.F35]=0;0;-1*LOG([.F35];2))" table:style-name="ce4">
            <text:p>2,285</text:p>
          </table:table-cell>
          <table:table-cell office:value-type="float" office:value="0" table:formula="of:=IF([.G35]=0;0;-1*LOG([.G35];2))" table:style-name="ce4">
            <text:p>0,000</text:p>
          </table:table-cell>
          <table:table-cell office:value-type="float" office:value="0" table:formula="of:=IF([.H35]=0;0;-1*LOG([.H35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6</text:p>
          </table:table-cell>
          <table:table-cell office:value-type="float" office:value="0.12" table:formula="of:=IF([.$I$2]=0;0;[.C16]*[.$C7]/[.$I$2])" table:style-name="ce4">
            <text:p>0,120</text:p>
          </table:table-cell>
          <table:table-cell office:value-type="float" office:value="0.15517241379310345" table:formula="of:=IF([.$I$3]=0;0;[.D16]*[.$C7]/[.$I$3])" table:style-name="ce4">
            <text:p>0,155</text:p>
          </table:table-cell>
          <table:table-cell office:value-type="float" office:value="0.16981132075471697" table:formula="of:=IF([.$I$4]=0;0;[.E16]*[.$C7]/[.$I$4])" table:style-name="ce4">
            <text:p>0,170</text:p>
          </table:table-cell>
          <table:table-cell office:value-type="float" office:value="0.15384615384615383" table:formula="of:=IF([.$I$5]=0;0;[.F16]*[.$C7]/[.$I$5])" table:style-name="ce4">
            <text:p>0,154</text:p>
          </table:table-cell>
          <table:table-cell office:value-type="float" office:value="0" table:formula="of:=IF([.$I$6]=0;0;[.G16]*[.$C7]/[.$I$6])" table:style-name="ce33">
            <text:p>0,000</text:p>
          </table:table-cell>
          <table:table-cell office:value-type="float" office:value="0" table:formula="of:=IF([.$I$7]=0;0;[.H16]*[.$C7]/[.$I$7])" table:style-name="ce4">
            <text:p>0,000</text:p>
          </table:table-cell>
          <table:table-cell table:style-name="ce34"/>
          <table:table-cell office:value-type="string" table:style-name="ce32">
            <text:p>S6</text:p>
          </table:table-cell>
          <table:table-cell office:value-type="float" office:value="3.0588936890535687" table:formula="of:=IF([.C36]=0;0;-1*LOG([.C36];2))" table:style-name="ce4">
            <text:p>3,059</text:p>
          </table:table-cell>
          <table:table-cell office:value-type="float" office:value="2.6880559936852597" table:formula="of:=IF([.D36]=0;0;-1*LOG([.D36];2))" table:style-name="ce4">
            <text:p>2,688</text:p>
          </table:table-cell>
          <table:table-cell office:value-type="float" office:value="2.5579954531208866" table:formula="of:=IF([.E36]=0;0;-1*LOG([.E36];2))" table:style-name="ce4">
            <text:p>2,558</text:p>
          </table:table-cell>
          <table:table-cell office:value-type="float" office:value="2.7004397181410926" table:formula="of:=IF([.F36]=0;0;-1*LOG([.F36];2))" table:style-name="ce4">
            <text:p>2,700</text:p>
          </table:table-cell>
          <table:table-cell office:value-type="float" office:value="0" table:formula="of:=IF([.G36]=0;0;-1*LOG([.G36];2))" table:style-name="ce4">
            <text:p>0,000</text:p>
          </table:table-cell>
          <table:table-cell office:value-type="float" office:value="0" table:formula="of:=IF([.H36]=0;0;-1*LOG([.H36];2))" table:style-name="ce4">
            <text:p>0,000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8" table:style-name="ce2"/>
          <table:table-cell table:style-name="ce36"/>
          <table:table-cell table:number-columns-repeated="9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5">
            <text:p>P(Si/Bj) * P(Bj)</text:p>
          </table:table-cell>
          <table:table-cell table:number-columns-repeated="6" table:style-name="ce2"/>
          <table:table-cell table:style-name="ce36"/>
          <table:table-cell table:number-columns-repeated="9" table:style-name="ce2"/>
          <table:table-cell table:number-columns-repeated="16366"/>
        </table:table-row>
        <table:table-row table:style-name="ro1">
          <table:table-cell table:style-name="ce2"/>
          <table:table-cell table:style-name="ce7"/>
          <table:table-cell office:value-type="string" table:style-name="ce32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37">
            <text:p>S1</text:p>
          </table:table-cell>
          <table:table-cell office:value-type="float" office:value="1.0000000000000002E-2" table:formula="of:=[.C31]*[.I2]" table:style-name="ce4">
            <text:p>0,010</text:p>
          </table:table-cell>
          <table:table-cell office:value-type="float" office:value="1.4999999999999999E-2" table:formula="of:=[.D31]*[.I3]" table:style-name="ce4">
            <text:p>0,015</text:p>
          </table:table-cell>
          <table:table-cell office:value-type="float" office:value="1.0000000000000002E-2" table:formula="of:=[.E31]*[.I4]" table:style-name="ce4">
            <text:p>0,010</text:p>
          </table:table-cell>
          <table:table-cell office:value-type="float" office:value="1.4999999999999999E-2" table:formula="of:=[.F31]*[.I5]" table:style-name="ce4">
            <text:p>0,015</text:p>
          </table:table-cell>
          <table:table-cell office:value-type="float" office:value="0" table:formula="of:=[.G31]*[.I6]" table:style-name="ce4">
            <text:p>0,000</text:p>
          </table:table-cell>
          <table:table-cell office:value-type="float" office:value="0" table:formula="of:=[.H31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2</text:p>
          </table:table-cell>
          <table:table-cell office:value-type="float" office:value="0.06" table:formula="of:=[.C32]*[.I2]" table:style-name="ce4">
            <text:p>0,060</text:p>
          </table:table-cell>
          <table:table-cell office:value-type="float" office:value="0.06" table:formula="of:=[.D32]*[.I3]" table:style-name="ce4">
            <text:p>0,060</text:p>
          </table:table-cell>
          <table:table-cell office:value-type="float" office:value="0.06" table:formula="of:=[.E32]*[.I4]" table:style-name="ce4">
            <text:p>0,060</text:p>
          </table:table-cell>
          <table:table-cell office:value-type="float" office:value="2.0000000000000004E-2" table:formula="of:=[.F32]*[.I5]" table:style-name="ce4">
            <text:p>0,020</text:p>
          </table:table-cell>
          <table:table-cell office:value-type="float" office:value="0" table:formula="of:=[.G32]*[.I6]" table:style-name="ce4">
            <text:p>0,000</text:p>
          </table:table-cell>
          <table:table-cell office:value-type="float" office:value="0" table:formula="of:=[.H32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3</text:p>
          </table:table-cell>
          <table:table-cell office:value-type="float" office:value="2.0000000000000004E-2" table:formula="of:=[.C33]*[.I2]" table:style-name="ce4">
            <text:p>0,020</text:p>
          </table:table-cell>
          <table:table-cell office:value-type="float" office:value="2.0000000000000004E-2" table:formula="of:=[.D33]*[.I3]" table:style-name="ce4">
            <text:p>0,020</text:p>
          </table:table-cell>
          <table:table-cell office:value-type="float" office:value="0.03" table:formula="of:=[.E33]*[.I4]" table:style-name="ce4">
            <text:p>0,030</text:p>
          </table:table-cell>
          <table:table-cell office:value-type="float" office:value="0.03" table:formula="of:=[.F33]*[.I5]" table:style-name="ce4">
            <text:p>0,030</text:p>
          </table:table-cell>
          <table:table-cell office:value-type="float" office:value="0" table:formula="of:=[.G33]*[.I6]" table:style-name="ce4">
            <text:p>0,000</text:p>
          </table:table-cell>
          <table:table-cell office:value-type="float" office:value="0" table:formula="of:=[.H33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4</text:p>
          </table:table-cell>
          <table:table-cell office:value-type="float" office:value="0.09" table:formula="of:=[.C34]*[.I2]" table:style-name="ce4">
            <text:p>0,090</text:p>
          </table:table-cell>
          <table:table-cell office:value-type="float" office:value="0.09" table:formula="of:=[.D34]*[.I3]" table:style-name="ce4">
            <text:p>0,090</text:p>
          </table:table-cell>
          <table:table-cell office:value-type="float" office:value="0.06" table:formula="of:=[.E34]*[.I4]" table:style-name="ce4">
            <text:p>0,060</text:p>
          </table:table-cell>
          <table:table-cell office:value-type="float" office:value="0.06" table:formula="of:=[.F34]*[.I5]" table:style-name="ce4">
            <text:p>0,060</text:p>
          </table:table-cell>
          <table:table-cell office:value-type="float" office:value="0" table:formula="of:=[.G34]*[.I6]" table:style-name="ce4">
            <text:p>0,000</text:p>
          </table:table-cell>
          <table:table-cell office:value-type="float" office:value="0" table:formula="of:=[.H34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5</text:p>
          </table:table-cell>
          <table:table-cell office:value-type="float" office:value="4.0000000000000008E-2" table:formula="of:=[.C35]*[.I2]" table:style-name="ce4">
            <text:p>0,040</text:p>
          </table:table-cell>
          <table:table-cell office:value-type="float" office:value="0.06" table:formula="of:=[.D35]*[.I3]" table:style-name="ce4">
            <text:p>0,060</text:p>
          </table:table-cell>
          <table:table-cell office:value-type="float" office:value="0.06" table:formula="of:=[.E35]*[.I4]" table:style-name="ce4">
            <text:p>0,060</text:p>
          </table:table-cell>
          <table:table-cell office:value-type="float" office:value="4.0000000000000008E-2" table:formula="of:=[.F35]*[.I5]" table:style-name="ce4">
            <text:p>0,040</text:p>
          </table:table-cell>
          <table:table-cell office:value-type="float" office:value="0" table:formula="of:=[.G35]*[.I6]" table:style-name="ce4">
            <text:p>0,000</text:p>
          </table:table-cell>
          <table:table-cell office:value-type="float" office:value="0" table:formula="of:=[.H35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style-name="ro1">
          <table:table-cell table:style-name="ce2"/>
          <table:table-cell office:value-type="string" table:style-name="ce8">
            <text:p>S6</text:p>
          </table:table-cell>
          <table:table-cell office:value-type="float" office:value="0.03" table:formula="of:=[.C36]*[.I2]" table:style-name="ce4">
            <text:p>0,030</text:p>
          </table:table-cell>
          <table:table-cell office:value-type="float" office:value="4.4999999999999998E-2" table:formula="of:=[.D36]*[.I3]" table:style-name="ce4">
            <text:p>0,045</text:p>
          </table:table-cell>
          <table:table-cell office:value-type="float" office:value="4.4999999999999998E-2" table:formula="of:=[.E36]*[.I4]" table:style-name="ce4">
            <text:p>0,045</text:p>
          </table:table-cell>
          <table:table-cell office:value-type="float" office:value="0.03" table:formula="of:=[.F36]*[.I5]" table:style-name="ce4">
            <text:p>0,030</text:p>
          </table:table-cell>
          <table:table-cell office:value-type="float" office:value="0" table:formula="of:=[.G36]*[.I6]" table:style-name="ce4">
            <text:p>0,000</text:p>
          </table:table-cell>
          <table:table-cell office:value-type="float" office:value="0" table:formula="of:=[.H36]*[.I7]" table:style-name="ce4">
            <text:p>0,000</text:p>
          </table:table-cell>
          <table:table-cell table:number-columns-repeated="10" table:style-name="ce2"/>
          <table:table-cell table:number-columns-repeated="16366"/>
        </table:table-row>
        <table:table-row table:number-rows-repeated="2" table:style-name="ro1">
          <table:table-cell table:number-columns-repeated="18" table:style-name="ce2"/>
          <table:table-cell table:number-columns-repeated="16366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Franco</meta:initial-creator>
    <dc:creator>Franco</dc:creator>
    <meta:creation-date>2017-11-07T09:41:52Z</meta:creation-date>
    <dc:date>2021-11-22T18:20:09Z</dc:date>
    <meta:editing-cycles>2</meta:editing-cycles>
    <meta:editing-duration>PT54S</meta:editing-duration>
  </office:meta>
</office:document-meta>
</file>